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04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23.95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15.52mm"/>
    </style:style>
    <style:style style:name="co7" style:family="table-column">
      <style:table-column-properties fo:break-before="auto" style:column-width="16.88mm"/>
    </style:style>
    <style:style style:name="co8" style:family="table-column">
      <style:table-column-properties fo:break-before="auto" style:column-width="17.15mm"/>
    </style:style>
    <style:style style:name="co9" style:family="table-column">
      <style:table-column-properties fo:break-before="auto" style:column-width="17.52mm"/>
    </style:style>
    <style:style style:name="co10" style:family="table-column">
      <style:table-column-properties fo:break-before="auto" style:column-width="17.43mm"/>
    </style:style>
    <style:style style:name="co11" style:family="table-column">
      <style:table-column-properties fo:break-before="auto" style:column-width="16.97mm"/>
    </style:style>
    <style:style style:name="co12" style:family="table-column">
      <style:table-column-properties fo:break-before="auto" style:column-width="31.13mm"/>
    </style:style>
    <style:style style:name="co13" style:family="table-column">
      <style:table-column-properties fo:break-before="auto" style:column-width="17.69mm"/>
    </style:style>
    <style:style style:name="co14" style:family="table-column">
      <style:table-column-properties fo:break-before="auto" style:column-width="25.05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62.12mm"/>
    </style:style>
    <style:style style:name="co17" style:family="table-column">
      <style:table-column-properties fo:break-before="auto" style:column-width="147.41mm"/>
    </style:style>
    <style:style style:name="co18" style:family="table-column">
      <style:table-column-properties fo:break-before="auto" style:column-width="143.05mm"/>
    </style:style>
    <style:style style:name="co19" style:family="table-column">
      <style:table-column-properties fo:break-before="auto" style:column-width="27.5mm"/>
    </style:style>
    <style:style style:name="co20" style:family="table-column">
      <style:table-column-properties fo:break-before="auto" style:column-width="34.66mm"/>
    </style:style>
    <style:style style:name="co21" style:family="table-column">
      <style:table-column-properties fo:break-before="auto" style:column-width="14.23mm"/>
    </style:style>
    <style:style style:name="co22" style:family="table-column">
      <style:table-column-properties fo:break-before="auto" style:column-width="142.79mm"/>
    </style:style>
    <style:style style:name="co23" style:family="table-column">
      <style:table-column-properties fo:break-before="auto" style:column-width="155.31mm"/>
    </style:style>
    <style:style style:name="co24" style:family="table-column">
      <style:table-column-properties fo:break-before="auto" style:column-width="162.38mm"/>
    </style:style>
    <style:style style:name="co25" style:family="table-column">
      <style:table-column-properties fo:break-before="auto" style:column-width="14.78mm"/>
    </style:style>
    <style:style style:name="co26" style:family="table-column">
      <style:table-column-properties fo:break-before="auto" style:column-width="149.05mm"/>
    </style:style>
    <style:style style:name="co27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2.36mm" fo:break-before="auto" style:use-optimal-row-height="false"/>
    </style:style>
    <style:style style:name="ro3" style:family="table-row">
      <style:table-row-properties style:row-height="8.41mm" fo:break-before="auto" style:use-optimal-row-height="false"/>
    </style:style>
    <style:style style:name="ro4" style:family="table-row">
      <style:table-row-properties style:row-height="12.3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2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33" style:family="table-cell" style:parent-style-name="Default">
      <style:table-cell-properties fo:border="0.06pt solid #000000"/>
    </style:style>
    <style:style style:name="ce41" style:family="table-cell" style:parent-style-name="Default" style:data-style-name="N111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48" style:family="table-cell" style:parent-style-name="Default" style:data-style-name="N111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49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50" style:family="table-cell" style:parent-style-name="Default" style:data-style-name="N111">
      <style:table-cell-properties fo:border="0.06pt solid #000000"/>
    </style:style>
    <style:style style:name="ce3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</style:style>
    <style:style style:name="ce3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3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3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3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9" style:family="table-cell" style:parent-style-name="Default" style:data-style-name="N111">
      <style:table-cell-properties fo:border-bottom="none" fo:wrap-option="wrap" fo:border-left="0.06pt solid #000000" fo:border-right="0.06pt solid #000000" fo:border-top="0.06pt solid #000000"/>
    </style:style>
    <style:style style:name="ce60" style:family="table-cell" style:parent-style-name="Default" style:data-style-name="N111">
      <style:table-cell-properties fo:border-bottom="none" fo:wrap-option="wrap" fo:border-left="0.06pt solid #000000" fo:border-right="0.06pt solid #000000" fo:border-top="none"/>
    </style:style>
    <style:style style:name="ce61" style:family="table-cell" style:parent-style-name="Default" style:data-style-name="N111">
      <style:table-cell-properties fo:border-bottom="0.06pt solid #000000" fo:wrap-option="wrap" fo:border-left="0.06pt solid #000000" fo:border-right="0.06pt solid #000000" fo:border-top="none"/>
    </style:style>
    <style:style style:name="ce11" style:family="table-cell" style:parent-style-name="Default" style:data-style-name="N111">
      <style:table-cell-properties fo:border-bottom="none" fo:border-left="0.06pt solid #000000" fo:border-right="0.06pt solid #000000" fo:border-top="none"/>
    </style:style>
    <style:style style:name="ce13" style:family="table-cell" style:parent-style-name="Default" style:data-style-name="N111">
      <style:table-cell-properties fo:border-bottom="0.06pt solid #000000" fo:border-left="0.06pt solid #000000" fo:border-right="0.06pt solid #000000" fo:border-top="none"/>
    </style:style>
    <style:style style:name="ce64" style:family="table-cell" style:parent-style-name="Default">
      <style:table-cell-properties fo:border-bottom="none" fo:wrap-option="wrap" fo:border-left="0.06pt solid #000000" fo:border-right="0.06pt solid #000000" fo:border-top="0.06pt solid #000000"/>
    </style:style>
    <style:style style:name="ce65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66" style:family="table-cell" style:parent-style-name="Default">
      <style:table-cell-properties fo:border-bottom="none" fo:border-left="0.06pt solid #000000" fo:border-right="0.06pt solid #000000" fo:border-top="none"/>
    </style:style>
    <style:style style:name="ce6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" style:family="table-cell" style:parent-style-name="Default">
      <style:table-cell-properties fo:wrap-option="wrap"/>
    </style:style>
    <style:style style:name="ce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4" style:family="table-cell" style:parent-style-name="Default" style:data-style-name="N100">
      <style:table-cell-properties fo:border-bottom="none" fo:border-left="0.06pt solid #000000" fo:border-right="0.06pt solid #000000" fo:border-top="none"/>
    </style:style>
    <style:style style:name="ce5" style:family="table-cell" style:parent-style-name="Default" style:data-style-name="N100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2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4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15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16" style:family="table-cell" style:parent-style-name="Default" style:data-style-name="N111">
      <style:table-cell-properties fo:border-bottom="none" fo:border-left="0.06pt solid #000000" fo:border-right="0.06pt solid #000000" fo:border-top="0.06pt solid #000000"/>
    </style:style>
    <style:style style:name="ce8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 style:data-style-name="N100">
      <style:table-cell-properties fo:border="non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100">
      <style:table-cell-properties fo:border="0.06pt solid #000000"/>
    </style:style>
    <style:style style:name="ce21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22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24" style:family="table-cell" style:parent-style-name="Default" style:data-style-name="N111">
      <style:table-cell-properties fo:border-bottom="none" fo:border-left="0.06pt solid #000000" fo:border-right="none" fo:border-top="none"/>
    </style:style>
    <style:style style:name="ce25" style:family="table-cell" style:parent-style-name="Default" style:data-style-name="N111">
      <style:table-cell-properties fo:border-bottom="0.06pt solid #000000" fo:border-left="0.06pt solid #000000" fo:border-right="none" fo:border-top="none"/>
    </style:style>
    <style:style style:name="ce26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7" style:family="table-cell" style:parent-style-name="Default" style:data-style-name="N111"/>
    <style:style style:name="ce28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30" style:family="table-cell" style:parent-style-name="Default" style:data-style-name="N111">
      <style:table-cell-properties fo:border-bottom="0.06pt solid #000000" fo:border-left="none" fo:border-right="0.06pt solid #000000" fo:border-top="none"/>
    </style:style>
    <style:style style:name="ce31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rst-K-plot" table:style-name="ta1">
        <table:shapes>
          <draw:frame draw:z-index="0" draw:style-name="gr1" draw:text-style-name="P1" svg:width="159.99mm" svg:height="89.99mm" svg:x="290.89mm" svg:y="7.63mm">
            <draw:object draw:notify-on-update-of-ranges="'first-K-plot'.G3:'first-K-plot'.N3 'first-K-plot'.G52:'first-K-plot'.N52 'first-K-plot'.G3:'first-K-plot'.N3 'first-K-plot'.G53:'first-K-plot'.N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89.91mm" svg:x="289.71mm" svg:y="105.1mm">
            <draw:object draw:notify-on-update-of-ranges="'first-K-plot'.G3:'first-K-plot'.N3 'first-K-plot'.G24:'first-K-plot'.N24 'first-K-plot'.G25:'first-K-plot'.N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7mm" svg:height="89.9mm" svg:x="257mm" svg:y="202.21mm">
            <draw:object draw:notify-on-update-of-ranges="'first-K-plot'.G3:'first-K-plot'.N3 'first-K-plot'.G3:'first-K-plot'.N3 'first-K-plot'.G40:'first-K-plot'.N40 'first-K-plot'.G3:'first-K-plot'.N3 'first-K-plot'.G41:'first-K-plot'.N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7mm" svg:height="89.9mm" svg:x="12.37mm" svg:y="57.62mm">
            <draw:object draw:notify-on-update-of-ranges="'first-K-plot'.G3:'first-K-plot'.N3 'first-K-plot'.G46:'first-K-plot'.N46 'first-K-plot'.G47:'first-K-plot'.N4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2"/>
        <table:table-column table:style-name="co3" table:number-columns-repeated="2" table:default-cell-style-name="ce48"/>
        <table:table-column table:style-name="co4" table:default-cell-style-name="ce32"/>
        <table:table-column table:style-name="co5" table:default-cell-style-name="ce35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10" table:default-cell-style-name="ce60"/>
        <table:table-column table:style-name="co1" table:number-columns-repeated="3" table:default-cell-style-name="ce60"/>
        <table:table-column table:style-name="co1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/>
          <table:table-cell table:style-name="Default" table:number-columns-repeated="13"/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Benchmark</text:p>
          </table:table-cell>
          <table:table-cell table:style-name="ce2" office:value-type="string" calcext:value-type="string" table:number-columns-spanned="3" table:number-rows-spanned="1">
            <text:p>Runtime</text:p>
          </table:table-cell>
          <table:covered-table-cell table:number-columns-repeated="2" table:style-name="ce2"/>
          <table:table-cell table:style-name="ce2" office:value-type="string" calcext:value-type="string" table:number-columns-spanned="1" table:number-rows-spanned="2">
            <text:p>Scheme</text:p>
          </table:table-cell>
          <table:table-cell table:style-name="ce54" office:value-type="string" calcext:value-type="string" table:number-columns-spanned="8" table:number-rows-spanned="1">
            <text:p>K</text:p>
          </table:table-cell>
          <table:covered-table-cell table:number-columns-repeated="7" table:style-name="ce54"/>
          <table:table-cell table:number-columns-repeated="6"/>
        </table:table-row>
        <table:table-row table:style-name="ro2">
          <table:table-cell/>
          <table:covered-table-cell table:style-name="ce2"/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penMP</text:p>
          </table:table-cell>
          <table:table-cell table:style-name="ce2" office:value-type="string" calcext:value-type="string">
            <text:p>Maximum speedup</text:p>
          </table:table-cell>
          <table:covered-table-cell table:style-name="ce2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5">
            <text:p>BT</text:p>
          </table:table-cell>
          <table:table-cell table:style-name="ce41" office:value-type="float" office:value="184.471333333333" calcext:value-type="float" table:number-columns-spanned="1" table:number-rows-spanned="5">
            <text:p>184.471</text:p>
          </table:table-cell>
          <table:table-cell table:style-name="ce41" office:value-type="float" office:value="57.362" calcext:value-type="float" table:number-columns-spanned="1" table:number-rows-spanned="5">
            <text:p>57.362</text:p>
          </table:table-cell>
          <table:table-cell table:style-name="ce41" table:formula="of:=[.C4]/[.D4]" office:value-type="float" office:value="3.21591529816486" calcext:value-type="float" table:number-columns-spanned="1" table:number-rows-spanned="5">
            <text:p>3.216</text:p>
          </table:table-cell>
          <table:table-cell table:style-name="ce34" office:value-type="string" calcext:value-type="string">
            <text:p>Profile</text:p>
          </table:table-cell>
          <table:table-cell table:style-name="ce59" office:value-type="float" office:value="135.751" calcext:value-type="float">
            <text:p>135.751</text:p>
          </table:table-cell>
          <table:table-cell table:style-name="ce59" office:value-type="float" office:value="133.362" calcext:value-type="float">
            <text:p>133.362</text:p>
          </table:table-cell>
          <table:table-cell table:style-name="ce59" office:value-type="float" office:value="114.076" calcext:value-type="float">
            <text:p>114.076</text:p>
          </table:table-cell>
          <table:table-cell table:style-name="ce59" office:value-type="float" office:value="93.082" calcext:value-type="float">
            <text:p>93.082</text:p>
          </table:table-cell>
          <table:table-cell table:style-name="ce59" office:value-type="float" office:value="94.535" calcext:value-type="float">
            <text:p>94.535</text:p>
          </table:table-cell>
          <table:table-cell table:number-columns-repeated="2" table:style-name="ce59" office:value-type="float" office:value="93.082" calcext:value-type="float">
            <text:p>93.082</text:p>
          </table:table-cell>
          <table:table-cell table:style-name="ce59" office:value-type="float" office:value="96.469" calcext:value-type="float">
            <text:p>96.469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48"/>
          <table:table-cell office:value-type="string" calcext:value-type="string">
            <text:p>Filter</text:p>
          </table:table-cell>
          <table:table-cell table:number-columns-repeated="14"/>
        </table:table-row>
        <table:table-row table:style-name="ro3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48"/>
          <table:table-cell office:value-type="string" calcext:value-type="string">
            <text:p>Filter/Profile Speedup</text:p>
          </table:table-cell>
          <table:table-cell table:number-columns-repeated="14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48"/>
          <table:table-cell office:value-type="string" calcext:value-type="string">
            <text:p>Profile/Serial</text:p>
          </table:table-cell>
          <table:table-cell table:number-columns-repeated="14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48"/>
          <table:table-cell table:style-name="ce36" office:value-type="string" calcext:value-type="string">
            <text:p>Filter/Serial</text:p>
          </table:table-cell>
          <table:table-cell table:number-columns-repeated="14"/>
        </table:table-row>
        <table:table-row table:style-name="ro1">
          <table:table-cell/>
          <table:table-cell table:style-name="ce7" office:value-type="string" calcext:value-type="string" table:number-columns-spanned="1" table:number-rows-spanned="5">
            <text:p>CG</text:p>
          </table:table-cell>
          <table:table-cell table:style-name="ce41" office:value-type="float" office:value="73.4183333333333" calcext:value-type="float" table:number-columns-spanned="1" table:number-rows-spanned="5">
            <text:p>73.418</text:p>
          </table:table-cell>
          <table:table-cell table:style-name="ce41" office:value-type="float" office:value="19.7696666666667" calcext:value-type="float" table:number-columns-spanned="1" table:number-rows-spanned="5">
            <text:p>19.770</text:p>
          </table:table-cell>
          <table:table-cell table:style-name="ce41" table:formula="of:=[.C9]/[.D9]" office:value-type="float" office:value="3.71368594985583" calcext:value-type="float" table:number-columns-spanned="1" table:number-rows-spanned="5">
            <text:p>3.714</text:p>
          </table:table-cell>
          <table:table-cell table:style-name="ce34" office:value-type="string" calcext:value-type="string">
            <text:p>Profile</text:p>
          </table:table-cell>
          <table:table-cell table:style-name="ce59" office:value-type="float" office:value="70.014" calcext:value-type="float">
            <text:p>70.014</text:p>
          </table:table-cell>
          <table:table-cell table:style-name="ce59" office:value-type="float" office:value="69.691" calcext:value-type="float">
            <text:p>69.691</text:p>
          </table:table-cell>
          <table:table-cell office:value-type="float" office:value="26.255" calcext:value-type="float">
            <text:p>26.255</text:p>
          </table:table-cell>
          <table:table-cell table:style-name="ce59" office:value-type="float" office:value="24.449" calcext:value-type="float">
            <text:p>24.449</text:p>
          </table:table-cell>
          <table:table-cell table:style-name="ce59" table:number-columns-repeated="4"/>
          <table:table-cell table:number-columns-repeated="6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48"/>
          <table:table-cell office:value-type="string" calcext:value-type="string">
            <text:p>Filter</text:p>
          </table:table-cell>
          <table:table-cell office:value-type="float" office:value="70.014" calcext:value-type="float">
            <text:p>70.014</text:p>
          </table:table-cell>
          <table:table-cell table:number-columns-repeated="2" office:value-type="float" office:value="26.255" calcext:value-type="float">
            <text:p>26.255</text:p>
          </table:table-cell>
          <table:table-cell office:value-type="float" office:value="24.449" calcext:value-type="float">
            <text:p>24.449</text:p>
          </table:table-cell>
          <table:table-cell table:number-columns-repeated="10"/>
        </table:table-row>
        <table:table-row table:style-name="ro3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48"/>
          <table:table-cell office:value-type="string" calcext:value-type="string">
            <text:p>Filter/Profile Speedup</text:p>
          </table:table-cell>
          <table:table-cell table:number-columns-repeated="14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48"/>
          <table:table-cell office:value-type="string" calcext:value-type="string">
            <text:p>Profile/Serial</text:p>
          </table:table-cell>
          <table:table-cell table:number-columns-repeated="14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48"/>
          <table:table-cell table:style-name="ce36" office:value-type="string" calcext:value-type="string">
            <text:p>Filter/Serial</text:p>
          </table:table-cell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5">
            <text:p>DC</text:p>
          </table:table-cell>
          <table:table-cell table:style-name="ce41" table:number-columns-spanned="1" table:number-rows-spanned="5"/>
          <table:table-cell table:style-name="ce41" table:number-columns-spanned="1" table:number-rows-spanned="5"/>
          <table:table-cell table:style-name="ce41" table:number-columns-spanned="1" table:number-rows-spanned="5"/>
          <table:table-cell table:style-name="ce37" office:value-type="string" calcext:value-type="string">
            <text:p>Profile</text:p>
          </table:table-cell>
          <table:table-cell table:style-name="ce59" table:number-columns-repeated="8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8"/>
          <table:table-cell table:style-name="ce38" office:value-type="string" calcext:value-type="string">
            <text:p>Filter</text:p>
          </table:table-cell>
          <table:table-cell table:number-columns-repeated="14"/>
        </table:table-row>
        <table:table-row table:style-name="ro3">
          <table:table-cell/>
          <table:covered-table-cell table:number-columns-repeated="3"/>
          <table:covered-table-cell table:style-name="ce48"/>
          <table:table-cell table:style-name="ce38" office:value-type="string" calcext:value-type="string">
            <text:p>Filter/Profile Speedup</text:p>
          </table:table-cell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48"/>
          <table:table-cell table:style-name="ce38" office:value-type="string" calcext:value-type="string">
            <text:p>Profile/Serial</text:p>
          </table:table-cell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48"/>
          <table:table-cell table:style-name="ce39" office:value-type="string" calcext:value-type="string">
            <text:p>Filter/Serial</text:p>
          </table:table-cell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5">
            <text:p>EP</text:p>
          </table:table-cell>
          <table:table-cell table:style-name="ce41" table:number-columns-spanned="1" table:number-rows-spanned="5"/>
          <table:table-cell table:style-name="ce41" table:number-columns-spanned="1" table:number-rows-spanned="5"/>
          <table:table-cell table:style-name="ce41" table:number-columns-spanned="1" table:number-rows-spanned="5"/>
          <table:table-cell table:style-name="ce34" office:value-type="string" calcext:value-type="string">
            <text:p>Profile</text:p>
          </table:table-cell>
          <table:table-cell table:style-name="ce59" table:number-columns-repeated="8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8"/>
          <table:table-cell office:value-type="string" calcext:value-type="string">
            <text:p>Filter</text:p>
          </table:table-cell>
          <table:table-cell table:number-columns-repeated="14"/>
        </table:table-row>
        <table:table-row table:style-name="ro3">
          <table:table-cell/>
          <table:covered-table-cell table:number-columns-repeated="3"/>
          <table:covered-table-cell table:style-name="ce48"/>
          <table:table-cell office:value-type="string" calcext:value-type="string">
            <text:p>Filter/Profile Speedup</text:p>
          </table:table-cell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48"/>
          <table:table-cell office:value-type="string" calcext:value-type="string">
            <text:p>Profile/Serial</text:p>
          </table:table-cell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48"/>
          <table:table-cell table:style-name="ce36" office:value-type="string" calcext:value-type="string">
            <text:p>Filter/Serial</text:p>
          </table:table-cell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6">
            <text:p>FT</text:p>
          </table:table-cell>
          <table:table-cell table:style-name="ce41" office:value-type="float" office:value="36.8096666666667" calcext:value-type="float" table:number-columns-spanned="1" table:number-rows-spanned="6">
            <text:p>36.810</text:p>
          </table:table-cell>
          <table:table-cell table:style-name="ce41" office:value-type="float" office:value="12.1333333333333" calcext:value-type="float" table:number-columns-spanned="1" table:number-rows-spanned="6">
            <text:p>12.133</text:p>
          </table:table-cell>
          <table:table-cell table:style-name="ce41" table:formula="of:=[.C24]/[.D24]" office:value-type="float" office:value="3.03376373626375" calcext:value-type="float" table:number-columns-spanned="1" table:number-rows-spanned="6">
            <text:p>3.034</text:p>
          </table:table-cell>
          <table:table-cell table:style-name="ce34" office:value-type="string" calcext:value-type="string">
            <text:p>Profile</text:p>
          </table:table-cell>
          <table:table-cell table:number-columns-repeated="4" office:value-type="float" office:value="36.8096666666667" calcext:value-type="float">
            <text:p>36.810</text:p>
          </table:table-cell>
          <table:table-cell table:number-columns-repeated="2" office:value-type="float" office:value="19.562" calcext:value-type="float">
            <text:p>19.562</text:p>
          </table:table-cell>
          <table:table-cell table:number-columns-repeated="2" office:value-type="float" office:value="17.67" calcext:value-type="float">
            <text:p>17.670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office:value-type="string" calcext:value-type="string">
            <text:p>Filter</text:p>
          </table:table-cell>
          <table:table-cell office:value-type="float" office:value="36.8096666666667" calcext:value-type="float">
            <text:p>36.810</text:p>
          </table:table-cell>
          <table:table-cell office:value-type="float" office:value="28.214" calcext:value-type="float">
            <text:p>28.214</text:p>
          </table:table-cell>
          <table:table-cell office:value-type="float" office:value="21.403" calcext:value-type="float">
            <text:p>21.403</text:p>
          </table:table-cell>
          <table:table-cell office:value-type="float" office:value="14.59" calcext:value-type="float">
            <text:p>14.590</text:p>
          </table:table-cell>
          <table:table-cell office:value-type="float" office:value="15.451" calcext:value-type="float">
            <text:p>15.451</text:p>
          </table:table-cell>
          <table:table-cell table:number-columns-repeated="2" office:value-type="float" office:value="12.865" calcext:value-type="float">
            <text:p>12.865</text:p>
          </table:table-cell>
          <table:table-cell office:value-type="float" office:value="12.265" calcext:value-type="float">
            <text:p>12.265</text:p>
          </table:table-cell>
          <table:table-cell table:number-columns-repeated="6"/>
        </table:table-row>
        <table:table-row table:style-name="ro3">
          <table:table-cell/>
          <table:covered-table-cell table:number-columns-repeated="3"/>
          <table:covered-table-cell table:style-name="ce41"/>
          <table:table-cell office:value-type="string" calcext:value-type="string">
            <text:p>Filter/Profile Speedup</text:p>
          </table:table-cell>
          <table:table-cell table:formula="of:=[.G24]/[.G25]" office:value-type="float" office:value="1" calcext:value-type="float">
            <text:p>1.000</text:p>
          </table:table-cell>
          <table:table-cell table:formula="of:=[.H24]/[.H25]" office:value-type="float" office:value="1.30465962524515" calcext:value-type="float">
            <text:p>1.305</text:p>
          </table:table-cell>
          <table:table-cell table:formula="of:=[.I24]/[.I25]" office:value-type="float" office:value="1.7198367830055" calcext:value-type="float">
            <text:p>1.720</text:p>
          </table:table-cell>
          <table:table-cell table:formula="of:=[.J24]/[.J25]" office:value-type="float" office:value="2.52293808544666" calcext:value-type="float">
            <text:p>2.523</text:p>
          </table:table-cell>
          <table:table-cell table:formula="of:=[.K24]/[.K25]" office:value-type="float" office:value="1.26606692123487" calcext:value-type="float">
            <text:p>1.266</text:p>
          </table:table-cell>
          <table:table-cell table:formula="of:=[.L24]/[.L25]" office:value-type="float" office:value="1.52055965798679" calcext:value-type="float">
            <text:p>1.521</text:p>
          </table:table-cell>
          <table:table-cell table:formula="of:=[.M24]/[.M25]" office:value-type="float" office:value="1.37349397590361" calcext:value-type="float">
            <text:p>1.373</text:p>
          </table:table-cell>
          <table:table-cell table:formula="of:=[.N24]/[.N25]" office:value-type="float" office:value="1.44068487566245" calcext:value-type="float">
            <text:p>1.441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office:value-type="string" calcext:value-type="string">
            <text:p>Profile/Serial</text:p>
          </table:table-cell>
          <table:table-cell table:formula="of:=[.$C$24]/[.G24]" office:value-type="float" office:value="1" calcext:value-type="float">
            <text:p>1.000</text:p>
          </table:table-cell>
          <table:table-cell table:formula="of:=[.$C$24]/[.H24]" office:value-type="float" office:value="1" calcext:value-type="float">
            <text:p>1.000</text:p>
          </table:table-cell>
          <table:table-cell table:formula="of:=[.$C$24]/[.I24]" office:value-type="float" office:value="1" calcext:value-type="float">
            <text:p>1.000</text:p>
          </table:table-cell>
          <table:table-cell table:formula="of:=[.$C$24]/[.J24]" office:value-type="float" office:value="1" calcext:value-type="float">
            <text:p>1.000</text:p>
          </table:table-cell>
          <table:table-cell table:formula="of:=[.$C$24]/[.K24]" office:value-type="float" office:value="1.88169239682378" calcext:value-type="float">
            <text:p>1.882</text:p>
          </table:table-cell>
          <table:table-cell table:formula="of:=[.$C$24]/[.L24]" office:value-type="float" office:value="1.88169239682378" calcext:value-type="float">
            <text:p>1.882</text:p>
          </table:table-cell>
          <table:table-cell table:formula="of:=[.$C$24]/[.M24]" office:value-type="float" office:value="2.08317298622902" calcext:value-type="float">
            <text:p>2.083</text:p>
          </table:table-cell>
          <table:table-cell table:formula="of:=[.$C$24]/[.N24]" office:value-type="float" office:value="2.08317298622902" calcext:value-type="float">
            <text:p>2.083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table:style-name="ce36" office:value-type="string" calcext:value-type="string">
            <text:p>Filter/Serial</text:p>
          </table:table-cell>
          <table:table-cell table:formula="of:=[.$C$24]/[.G25]" office:value-type="float" office:value="1" calcext:value-type="float">
            <text:p>1.000</text:p>
          </table:table-cell>
          <table:table-cell table:formula="of:=[.$C$24]/[.H25]" office:value-type="float" office:value="1.30465962524515" calcext:value-type="float">
            <text:p>1.305</text:p>
          </table:table-cell>
          <table:table-cell table:formula="of:=[.$C$24]/[.I25]" office:value-type="float" office:value="1.7198367830055" calcext:value-type="float">
            <text:p>1.720</text:p>
          </table:table-cell>
          <table:table-cell table:formula="of:=[.$C$24]/[.J25]" office:value-type="float" office:value="2.52293808544666" calcext:value-type="float">
            <text:p>2.523</text:p>
          </table:table-cell>
          <table:table-cell table:formula="of:=[.$C$24]/[.K25]" office:value-type="float" office:value="2.38234849955774" calcext:value-type="float">
            <text:p>2.382</text:p>
          </table:table-cell>
          <table:table-cell table:formula="of:=[.$C$24]/[.L25]" office:value-type="float" office:value="2.8612255473507" calcext:value-type="float">
            <text:p>2.861</text:p>
          </table:table-cell>
          <table:table-cell table:formula="of:=[.$C$24]/[.M25]" office:value-type="float" office:value="2.8612255473507" calcext:value-type="float">
            <text:p>2.861</text:p>
          </table:table-cell>
          <table:table-cell table:formula="of:=[.$C$24]/[.N25]" office:value-type="float" office:value="3.00119581464873" calcext:value-type="float">
            <text:p>3.001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table:style-name="ce36" office:value-type="string" calcext:value-type="string">
            <text:p>Omp/Serial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5">
            <text:p>IS</text:p>
          </table:table-cell>
          <table:table-cell table:style-name="ce41" table:number-columns-spanned="1" table:number-rows-spanned="5"/>
          <table:table-cell table:style-name="ce41" table:number-columns-spanned="1" table:number-rows-spanned="5"/>
          <table:table-cell table:style-name="ce41" table:number-columns-spanned="1" table:number-rows-spanned="5"/>
          <table:table-cell table:style-name="ce34" office:value-type="string" calcext:value-type="string">
            <text:p>Profile</text:p>
          </table:table-cell>
          <table:table-cell table:style-name="ce59" table:number-columns-repeated="8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office:value-type="string" calcext:value-type="string">
            <text:p>Filter</text:p>
          </table:table-cell>
          <table:table-cell table:number-columns-repeated="14"/>
        </table:table-row>
        <table:table-row table:style-name="ro3">
          <table:table-cell/>
          <table:covered-table-cell table:number-columns-repeated="3"/>
          <table:covered-table-cell table:style-name="ce41"/>
          <table:table-cell office:value-type="string" calcext:value-type="string">
            <text:p>Filter/Profile Speedup</text:p>
          </table:table-cell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41"/>
          <table:table-cell office:value-type="string" calcext:value-type="string">
            <text:p>Profile/Serial</text:p>
          </table:table-cell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41"/>
          <table:table-cell table:style-name="ce36" office:value-type="string" calcext:value-type="string">
            <text:p>Filter/Serial</text:p>
          </table:table-cell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5">
            <text:p>LU</text:p>
          </table:table-cell>
          <table:table-cell table:style-name="ce41" office:value-type="float" office:value="117.488333333333" calcext:value-type="float" table:number-columns-spanned="1" table:number-rows-spanned="5">
            <text:p>117.488</text:p>
          </table:table-cell>
          <table:table-cell table:style-name="ce41" table:number-columns-spanned="1" table:number-rows-spanned="5"/>
          <table:table-cell table:style-name="ce41" table:number-columns-spanned="1" table:number-rows-spanned="5"/>
          <table:table-cell table:style-name="ce34" office:value-type="string" calcext:value-type="string">
            <text:p>Profile</text:p>
          </table:table-cell>
          <table:table-cell table:style-name="ce59" office:value-type="float" office:value="109.731" calcext:value-type="float">
            <text:p>109.731</text:p>
          </table:table-cell>
          <table:table-cell table:style-name="ce59" office:value-type="float" office:value="110.093" calcext:value-type="float">
            <text:p>110.093</text:p>
          </table:table-cell>
          <table:table-cell table:style-name="ce59" office:value-type="float" office:value="109.6" calcext:value-type="float">
            <text:p>109.600</text:p>
          </table:table-cell>
          <table:table-cell table:style-name="ce59" table:number-columns-repeated="5"/>
          <table:table-cell table:number-columns-repeated="6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41"/>
          <table:table-cell office:value-type="string" calcext:value-type="string">
            <text:p>Filter</text:p>
          </table:table-cell>
          <table:table-cell office:value-type="float" office:value="121.712" calcext:value-type="float">
            <text:p>121.712</text:p>
          </table:table-cell>
          <table:table-cell office:value-type="float" office:value="110.035" calcext:value-type="float">
            <text:p>110.035</text:p>
          </table:table-cell>
          <table:table-cell office:value-type="float" office:value="109.723" calcext:value-type="float">
            <text:p>109.723</text:p>
          </table:table-cell>
          <table:table-cell office:value-type="float" office:value="103.043" calcext:value-type="float">
            <text:p>103.043</text:p>
          </table:table-cell>
          <table:table-cell office:value-type="float" office:value="184.827" calcext:value-type="float">
            <text:p>184.827</text:p>
          </table:table-cell>
          <table:table-cell office:value-type="float" office:value="267.51" calcext:value-type="float">
            <text:p>267.510</text:p>
          </table:table-cell>
          <table:table-cell table:number-columns-repeated="8"/>
        </table:table-row>
        <table:table-row table:style-name="ro3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41"/>
          <table:table-cell office:value-type="string" calcext:value-type="string">
            <text:p>Filter/Profile Speedup</text:p>
          </table:table-cell>
          <table:table-cell table:number-columns-repeated="14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41"/>
          <table:table-cell office:value-type="string" calcext:value-type="string">
            <text:p>Profile/Serial</text:p>
          </table:table-cell>
          <table:table-cell table:number-columns-repeated="14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41"/>
          <table:table-cell table:style-name="ce36" office:value-type="string" calcext:value-type="string">
            <text:p>Filter/Serial</text:p>
          </table:table-cell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6">
            <text:p>MG</text:p>
          </table:table-cell>
          <table:table-cell table:style-name="ce49" office:value-type="float" office:value="5.00833333333333" calcext:value-type="float" table:number-columns-spanned="1" table:number-rows-spanned="6">
            <text:p>5.008</text:p>
          </table:table-cell>
          <table:table-cell table:style-name="ce41" office:value-type="float" office:value="3.05233333333333" calcext:value-type="float" table:number-columns-spanned="1" table:number-rows-spanned="6">
            <text:p>3.052</text:p>
          </table:table-cell>
          <table:table-cell table:style-name="ce41" table:formula="of:=[.C40]/[.D40]" office:value-type="float" office:value="1.64082122966037" calcext:value-type="float" table:number-columns-spanned="1" table:number-rows-spanned="6">
            <text:p>1.641</text:p>
          </table:table-cell>
          <table:table-cell table:style-name="ce34" office:value-type="string" calcext:value-type="string">
            <text:p>Profile</text:p>
          </table:table-cell>
          <table:table-cell table:style-name="ce59" office:value-type="float" office:value="3.926" calcext:value-type="float">
            <text:p>3.926</text:p>
          </table:table-cell>
          <table:table-cell table:style-name="ce59" office:value-type="float" office:value="4.046" calcext:value-type="float">
            <text:p>4.046</text:p>
          </table:table-cell>
          <table:table-cell table:number-columns-repeated="2" table:style-name="ce59" office:value-type="float" office:value="3.769" calcext:value-type="float">
            <text:p>3.769</text:p>
          </table:table-cell>
          <table:table-cell table:style-name="ce59" office:value-type="float" office:value="3.939" calcext:value-type="float">
            <text:p>3.939</text:p>
          </table:table-cell>
          <table:table-cell table:style-name="ce59" office:value-type="float" office:value="3.775" calcext:value-type="float">
            <text:p>3.775</text:p>
          </table:table-cell>
          <table:table-cell table:number-columns-repeated="2" table:style-name="ce59" office:value-type="float" office:value="3.877" calcext:value-type="float">
            <text:p>3.877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office:value-type="string" calcext:value-type="string">
            <text:p>Filter</text:p>
          </table:table-cell>
          <table:table-cell table:number-columns-repeated="2" office:value-type="float" office:value="3.892" calcext:value-type="float">
            <text:p>3.892</text:p>
          </table:table-cell>
          <table:table-cell office:value-type="float" office:value="3.954" calcext:value-type="float">
            <text:p>3.954</text:p>
          </table:table-cell>
          <table:table-cell office:value-type="float" office:value="3.91" calcext:value-type="float">
            <text:p>3.910</text:p>
          </table:table-cell>
          <table:table-cell office:value-type="float" office:value="3.945" calcext:value-type="float">
            <text:p>3.945</text:p>
          </table:table-cell>
          <table:table-cell table:number-columns-repeated="2" office:value-type="float" office:value="3.769" calcext:value-type="float">
            <text:p>3.769</text:p>
          </table:table-cell>
          <table:table-cell office:value-type="float" office:value="3.777" calcext:value-type="float">
            <text:p>3.777</text:p>
          </table:table-cell>
          <table:table-cell table:number-columns-repeated="6"/>
        </table:table-row>
        <table:table-row table:style-name="ro3">
          <table:table-cell/>
          <table:covered-table-cell table:number-columns-repeated="3"/>
          <table:covered-table-cell table:style-name="ce41"/>
          <table:table-cell office:value-type="string" calcext:value-type="string">
            <text:p>Filter/Profile Speedup</text:p>
          </table:table-cell>
          <table:table-cell table:formula="of:=[.G40]/[.G41]" office:value-type="float" office:value="1.0087358684481" calcext:value-type="float">
            <text:p>1.009</text:p>
          </table:table-cell>
          <table:table-cell table:formula="of:=[.H40]/[.H41]" office:value-type="float" office:value="1.03956834532374" calcext:value-type="float">
            <text:p>1.040</text:p>
          </table:table-cell>
          <table:table-cell table:formula="of:=[.I40]/[.I41]" office:value-type="float" office:value="0.953211937278705" calcext:value-type="float">
            <text:p>0.953</text:p>
          </table:table-cell>
          <table:table-cell table:formula="of:=[.J40]/[.J41]" office:value-type="float" office:value="0.963938618925831" calcext:value-type="float">
            <text:p>0.964</text:p>
          </table:table-cell>
          <table:table-cell table:formula="of:=[.K40]/[.K41]" office:value-type="float" office:value="0.998479087452471" calcext:value-type="float">
            <text:p>0.998</text:p>
          </table:table-cell>
          <table:table-cell table:formula="of:=[.L40]/[.L41]" office:value-type="float" office:value="1.00159193420005" calcext:value-type="float">
            <text:p>1.002</text:p>
          </table:table-cell>
          <table:table-cell table:formula="of:=[.M40]/[.M41]" office:value-type="float" office:value="1.02865481560096" calcext:value-type="float">
            <text:p>1.029</text:p>
          </table:table-cell>
          <table:table-cell table:formula="of:=[.N40]/[.N41]" office:value-type="float" office:value="1.02647603918454" calcext:value-type="float">
            <text:p>1.026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office:value-type="string" calcext:value-type="string">
            <text:p>Profile/Serial</text:p>
          </table:table-cell>
          <table:table-cell table:formula="of:=[.$C$40]/[.G40]" office:value-type="float" office:value="1.27568347767023" calcext:value-type="float">
            <text:p>1.276</text:p>
          </table:table-cell>
          <table:table-cell table:formula="of:=[.$C$40]/[.H40]" office:value-type="float" office:value="1.23784808040863" calcext:value-type="float">
            <text:p>1.238</text:p>
          </table:table-cell>
          <table:table-cell table:formula="of:=[.$C$40]/[.I40]" office:value-type="float" office:value="1.32882285309985" calcext:value-type="float">
            <text:p>1.329</text:p>
          </table:table-cell>
          <table:table-cell table:formula="of:=[.$C$40]/[.J40]" office:value-type="float" office:value="1.32882285309985" calcext:value-type="float">
            <text:p>1.329</text:p>
          </table:table-cell>
          <table:table-cell table:formula="of:=[.$C$40]/[.K40]" office:value-type="float" office:value="1.27147330117627" calcext:value-type="float">
            <text:p>1.271</text:p>
          </table:table-cell>
          <table:table-cell table:formula="of:=[.$C$40]/[.L40]" office:value-type="float" office:value="1.32671081677704" calcext:value-type="float">
            <text:p>1.327</text:p>
          </table:table-cell>
          <table:table-cell table:formula="of:=[.$C$40]/[.M40]" office:value-type="float" office:value="1.29180637950305" calcext:value-type="float">
            <text:p>1.292</text:p>
          </table:table-cell>
          <table:table-cell table:formula="of:=[.$C$40]/[.N40]" office:value-type="float" office:value="1.29180637950305" calcext:value-type="float">
            <text:p>1.292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table:style-name="ce36" office:value-type="string" calcext:value-type="string">
            <text:p>Filter/Serial</text:p>
          </table:table-cell>
          <table:table-cell table:formula="of:=[.$C$40]/[.G41]" office:value-type="float" office:value="1.28682768071257" calcext:value-type="float">
            <text:p>1.287</text:p>
          </table:table-cell>
          <table:table-cell table:formula="of:=[.$C$40]/[.H41]" office:value-type="float" office:value="1.28682768071257" calcext:value-type="float">
            <text:p>1.287</text:p>
          </table:table-cell>
          <table:table-cell table:formula="of:=[.$C$40]/[.I41]" office:value-type="float" office:value="1.26664980610352" calcext:value-type="float">
            <text:p>1.267</text:p>
          </table:table-cell>
          <table:table-cell table:formula="of:=[.$C$40]/[.J41]" office:value-type="float" office:value="1.28090366581415" calcext:value-type="float">
            <text:p>1.281</text:p>
          </table:table-cell>
          <table:table-cell table:formula="of:=[.$C$40]/[.K41]" office:value-type="float" office:value="1.26953950147866" calcext:value-type="float">
            <text:p>1.270</text:p>
          </table:table-cell>
          <table:table-cell table:formula="of:=[.$C$40]/[.L41]" office:value-type="float" office:value="1.32882285309985" calcext:value-type="float">
            <text:p>1.329</text:p>
          </table:table-cell>
          <table:table-cell table:formula="of:=[.$C$40]/[.M41]" office:value-type="float" office:value="1.32882285309985" calcext:value-type="float">
            <text:p>1.329</text:p>
          </table:table-cell>
          <table:table-cell table:formula="of:=[.$C$40]/[.N41]" office:value-type="float" office:value="1.32600829582561" calcext:value-type="float">
            <text:p>1.326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table:style-name="ce36" office:value-type="string" calcext:value-type="string">
            <text:p>OpenMP/Serial</text:p>
          </table:table-cell>
          <table:table-cell table:style-name="ce61" table:formula="of:=[.$C$40]/[.$D$40]" office:value-type="float" office:value="1.64082122966037" calcext:value-type="float">
            <text:p>1.641</text:p>
          </table:table-cell>
          <table:table-cell table:style-name="ce61" table:formula="of:=[.$C$40]/[.$D$40]" office:value-type="float" office:value="1.64082122966037" calcext:value-type="float">
            <text:p>1.641</text:p>
          </table:table-cell>
          <table:table-cell table:style-name="ce61" table:formula="of:=[.$C$40]/[.$D$40]" office:value-type="float" office:value="1.64082122966037" calcext:value-type="float">
            <text:p>1.641</text:p>
          </table:table-cell>
          <table:table-cell table:style-name="ce61" table:formula="of:=[.$C$40]/[.$D$40]" office:value-type="float" office:value="1.64082122966037" calcext:value-type="float">
            <text:p>1.641</text:p>
          </table:table-cell>
          <table:table-cell table:style-name="ce61" table:formula="of:=[.$C$40]/[.$D$40]" office:value-type="float" office:value="1.64082122966037" calcext:value-type="float">
            <text:p>1.641</text:p>
          </table:table-cell>
          <table:table-cell table:style-name="ce61" table:formula="of:=[.$C$40]/[.$D$40]" office:value-type="float" office:value="1.64082122966037" calcext:value-type="float">
            <text:p>1.641</text:p>
          </table:table-cell>
          <table:table-cell table:style-name="ce61" table:formula="of:=[.$C$40]/[.$D$40]" office:value-type="float" office:value="1.64082122966037" calcext:value-type="float">
            <text:p>1.641</text:p>
          </table:table-cell>
          <table:table-cell table:style-name="ce61" table:formula="of:=[.$C$40]/[.$D$40]" office:value-type="float" office:value="1.64082122966037" calcext:value-type="float">
            <text:p>1.641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6">
            <text:p>SP</text:p>
          </table:table-cell>
          <table:table-cell table:style-name="ce41" office:value-type="float" office:value="88.0363333333333" calcext:value-type="float" table:number-columns-spanned="1" table:number-rows-spanned="6">
            <text:p>88.036</text:p>
          </table:table-cell>
          <table:table-cell table:style-name="ce41" office:value-type="float" office:value="65.1893333333333" calcext:value-type="float" table:number-columns-spanned="1" table:number-rows-spanned="6">
            <text:p>65.189</text:p>
          </table:table-cell>
          <table:table-cell table:style-name="ce41" table:formula="of:=[.C46]/[.D46]" office:value-type="float" office:value="1.35047144727154" calcext:value-type="float" table:number-columns-spanned="1" table:number-rows-spanned="6">
            <text:p>1.350</text:p>
          </table:table-cell>
          <table:table-cell table:style-name="ce34" office:value-type="string" calcext:value-type="string">
            <text:p>Profile</text:p>
          </table:table-cell>
          <table:table-cell office:value-type="float" office:value="73.672" calcext:value-type="float">
            <text:p>73.672</text:p>
          </table:table-cell>
          <table:table-cell office:value-type="float" office:value="69.632" calcext:value-type="float">
            <text:p>69.632</text:p>
          </table:table-cell>
          <table:table-cell table:number-columns-repeated="2" office:value-type="float" office:value="54.069" calcext:value-type="float">
            <text:p>54.069</text:p>
          </table:table-cell>
          <table:table-cell table:style-name="ce59" office:value-type="float" office:value="55.701" calcext:value-type="float">
            <text:p>55.701</text:p>
          </table:table-cell>
          <table:table-cell table:style-name="ce59" office:value-type="float" office:value="55.489" calcext:value-type="float">
            <text:p>55.489</text:p>
          </table:table-cell>
          <table:table-cell table:style-name="ce59" office:value-type="float" office:value="56.187" calcext:value-type="float">
            <text:p>56.187</text:p>
          </table:table-cell>
          <table:table-cell table:style-name="ce59" office:value-type="float" office:value="55.701" calcext:value-type="float">
            <text:p>55.701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office:value-type="string" calcext:value-type="string">
            <text:p>Filter</text:p>
          </table:table-cell>
          <table:table-cell office:value-type="float" office:value="73.672" calcext:value-type="float">
            <text:p>73.672</text:p>
          </table:table-cell>
          <table:table-cell office:value-type="float" office:value="69.632" calcext:value-type="float">
            <text:p>69.632</text:p>
          </table:table-cell>
          <table:table-cell office:value-type="float" office:value="54.069" calcext:value-type="float">
            <text:p>54.069</text:p>
          </table:table-cell>
          <table:table-cell office:value-type="float" office:value="56.107" calcext:value-type="float">
            <text:p>56.107</text:p>
          </table:table-cell>
          <table:table-cell table:number-columns-repeated="2" office:value-type="float" office:value="57.728" calcext:value-type="float">
            <text:p>57.728</text:p>
          </table:table-cell>
          <table:table-cell table:number-columns-repeated="2" office:value-type="float" office:value="57.86" calcext:value-type="float">
            <text:p>57.860</text:p>
          </table:table-cell>
          <table:table-cell table:number-columns-repeated="6"/>
        </table:table-row>
        <table:table-row table:style-name="ro3">
          <table:table-cell/>
          <table:covered-table-cell table:number-columns-repeated="3"/>
          <table:covered-table-cell table:style-name="ce41"/>
          <table:table-cell office:value-type="string" calcext:value-type="string">
            <text:p>Filter/Profile Speedup</text:p>
          </table:table-cell>
          <table:table-cell table:formula="of:=[.G46]/[.G47]" office:value-type="float" office:value="1" calcext:value-type="float">
            <text:p>1.000</text:p>
          </table:table-cell>
          <table:table-cell table:formula="of:=[.H46]/[.H47]" office:value-type="float" office:value="1" calcext:value-type="float">
            <text:p>1.000</text:p>
          </table:table-cell>
          <table:table-cell table:formula="of:=[.I46]/[.I47]" office:value-type="float" office:value="1" calcext:value-type="float">
            <text:p>1.000</text:p>
          </table:table-cell>
          <table:table-cell table:formula="of:=[.J46]/[.J47]" office:value-type="float" office:value="0.963676546598464" calcext:value-type="float">
            <text:p>0.964</text:p>
          </table:table-cell>
          <table:table-cell table:formula="of:=[.K46]/[.K47]" office:value-type="float" office:value="0.96488705654102" calcext:value-type="float">
            <text:p>0.965</text:p>
          </table:table-cell>
          <table:table-cell table:formula="of:=[.L46]/[.L47]" office:value-type="float" office:value="0.961214661862528" calcext:value-type="float">
            <text:p>0.961</text:p>
          </table:table-cell>
          <table:table-cell table:formula="of:=[.M46]/[.M47]" office:value-type="float" office:value="0.971085378499827" calcext:value-type="float">
            <text:p>0.971</text:p>
          </table:table-cell>
          <table:table-cell table:formula="of:=[.N46]/[.N47]" office:value-type="float" office:value="0.962685793294158" calcext:value-type="float">
            <text:p>0.963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office:value-type="string" calcext:value-type="string">
            <text:p>Profile/Serial</text:p>
          </table:table-cell>
          <table:table-cell table:formula="of:=[.$C$46]/[.G46]" office:value-type="float" office:value="1.19497683425634" calcext:value-type="float">
            <text:p>1.195</text:p>
          </table:table-cell>
          <table:table-cell table:formula="of:=[.$C$46]/[.H46]" office:value-type="float" office:value="1.26430855545343" calcext:value-type="float">
            <text:p>1.264</text:p>
          </table:table-cell>
          <table:table-cell table:formula="of:=[.$C$46]/[.I46]" office:value-type="float" office:value="1.62822196329382" calcext:value-type="float">
            <text:p>1.628</text:p>
          </table:table-cell>
          <table:table-cell table:formula="of:=[.$C$46]/[.J46]" office:value-type="float" office:value="1.62822196329382" calcext:value-type="float">
            <text:p>1.628</text:p>
          </table:table-cell>
          <table:table-cell table:formula="of:=[.$C$46]/[.K46]" office:value-type="float" office:value="1.58051620856597" calcext:value-type="float">
            <text:p>1.581</text:p>
          </table:table-cell>
          <table:table-cell table:formula="of:=[.$C$46]/[.L46]" office:value-type="float" office:value="1.58655469252164" calcext:value-type="float">
            <text:p>1.587</text:p>
          </table:table-cell>
          <table:table-cell table:formula="of:=[.$C$46]/[.M46]" office:value-type="float" office:value="1.56684523703585" calcext:value-type="float">
            <text:p>1.567</text:p>
          </table:table-cell>
          <table:table-cell table:formula="of:=[.$C$46]/[.N46]" office:value-type="float" office:value="1.58051620856597" calcext:value-type="float">
            <text:p>1.581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table:style-name="ce36" office:value-type="string" calcext:value-type="string">
            <text:p>Filter/Serial</text:p>
          </table:table-cell>
          <table:table-cell table:formula="of:=[.$C$46]/[.G47]" office:value-type="float" office:value="1.19497683425634" calcext:value-type="float">
            <text:p>1.195</text:p>
          </table:table-cell>
          <table:table-cell table:formula="of:=[.$C$46]/[.H47]" office:value-type="float" office:value="1.26430855545343" calcext:value-type="float">
            <text:p>1.264</text:p>
          </table:table-cell>
          <table:table-cell table:formula="of:=[.$C$46]/[.I47]" office:value-type="float" office:value="1.62822196329382" calcext:value-type="float">
            <text:p>1.628</text:p>
          </table:table-cell>
          <table:table-cell table:formula="of:=[.$C$46]/[.J47]" office:value-type="float" office:value="1.56907931868276" calcext:value-type="float">
            <text:p>1.569</text:p>
          </table:table-cell>
          <table:table-cell table:formula="of:=[.$C$46]/[.K47]" office:value-type="float" office:value="1.5250196322986" calcext:value-type="float">
            <text:p>1.525</text:p>
          </table:table-cell>
          <table:table-cell table:formula="of:=[.$C$46]/[.L47]" office:value-type="float" office:value="1.5250196322986" calcext:value-type="float">
            <text:p>1.525</text:p>
          </table:table-cell>
          <table:table-cell table:formula="of:=[.$C$46]/[.M47]" office:value-type="float" office:value="1.52154050005761" calcext:value-type="float">
            <text:p>1.522</text:p>
          </table:table-cell>
          <table:table-cell table:formula="of:=[.$C$46]/[.N47]" office:value-type="float" office:value="1.52154050005761" calcext:value-type="float">
            <text:p>1.522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table:style-name="ce36" office:value-type="string" calcext:value-type="string">
            <text:p>OpenMP/Serial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5">
            <text:p>UA</text:p>
          </table:table-cell>
          <table:table-cell table:style-name="ce41" office:value-type="float" office:value="71.822" calcext:value-type="float" table:number-columns-spanned="1" table:number-rows-spanned="5">
            <text:p>71.822</text:p>
          </table:table-cell>
          <table:table-cell table:style-name="ce41" office:value-type="string" calcext:value-type="string" table:number-columns-spanned="1" table:number-rows-spanned="5">
            <text:p>74.225</text:p>
          </table:table-cell>
          <table:table-cell table:style-name="ce41" table:formula="of:=[.C52]/[.D52]" office:value-type="float" office:value="0.967625463118895" calcext:value-type="float" table:number-columns-spanned="1" table:number-rows-spanned="5">
            <text:p>0.968</text:p>
          </table:table-cell>
          <table:table-cell table:style-name="ce34" office:value-type="string" calcext:value-type="string">
            <text:p>Profile</text:p>
          </table:table-cell>
          <table:table-cell table:style-name="ce59" office:value-type="float" office:value="178.752" calcext:value-type="float">
            <text:p>178.752</text:p>
          </table:table-cell>
          <table:table-cell table:style-name="ce59" office:value-type="float" office:value="170.043" calcext:value-type="float">
            <text:p>170.043</text:p>
          </table:table-cell>
          <table:table-cell table:style-name="ce59" office:value-type="float" office:value="434.588" calcext:value-type="float">
            <text:p>434.588</text:p>
          </table:table-cell>
          <table:table-cell table:number-columns-repeated="3" table:style-name="ce59" office:value-type="float" office:value="174.438" calcext:value-type="float">
            <text:p>174.438</text:p>
          </table:table-cell>
          <table:table-cell table:style-name="ce59" office:value-type="float" office:value="84.346" calcext:value-type="float">
            <text:p>84.346</text:p>
          </table:table-cell>
          <table:table-cell table:style-name="ce59" office:value-type="float" office:value="79.498" calcext:value-type="float">
            <text:p>79.498</text:p>
          </table:table-cell>
          <table:table-cell table:number-columns-repeated="6"/>
        </table:table-row>
        <table:table-row table:style-name="ro1">
          <table:table-cell/>
          <table:covered-table-cell table:style-name="ce33"/>
          <table:covered-table-cell table:style-name="ce50" office:value-type="float" office:value="71.822" calcext:value-type="float">
            <text:p>71.822</text:p>
          </table:covered-table-cell>
          <table:covered-table-cell table:number-columns-repeated="2" table:style-name="ce50"/>
          <table:table-cell office:value-type="string" calcext:value-type="string">
            <text:p>Filter</text:p>
          </table:table-cell>
          <table:table-cell table:style-name="ce11" office:value-type="float" office:value="983.381" calcext:value-type="float">
            <text:p>983.381</text:p>
          </table:table-cell>
          <table:table-cell table:style-name="ce11" office:value-type="float" office:value="90.83" calcext:value-type="float">
            <text:p>90.830</text:p>
          </table:table-cell>
          <table:table-cell table:style-name="ce11" office:value-type="float" office:value="87.661" calcext:value-type="float">
            <text:p>87.661</text:p>
          </table:table-cell>
          <table:table-cell table:style-name="ce11" office:value-type="float" office:value="78.05" calcext:value-type="float">
            <text:p>78.050</text:p>
          </table:table-cell>
          <table:table-cell table:style-name="ce11" office:value-type="float" office:value="79.995" calcext:value-type="float">
            <text:p>79.995</text:p>
          </table:table-cell>
          <table:table-cell table:number-columns-repeated="3" table:style-name="ce11" office:value-type="float" office:value="78.815" calcext:value-type="float">
            <text:p>78.815</text:p>
          </table:table-cell>
          <table:table-cell table:number-columns-repeated="6"/>
        </table:table-row>
        <table:table-row table:style-name="ro3">
          <table:table-cell/>
          <table:covered-table-cell table:style-name="ce33"/>
          <table:covered-table-cell table:style-name="ce50" office:value-type="float" office:value="71.822" calcext:value-type="float">
            <text:p>71.822</text:p>
          </table:covered-table-cell>
          <table:covered-table-cell table:number-columns-repeated="2" table:style-name="ce50"/>
          <table:table-cell office:value-type="string" calcext:value-type="string">
            <text:p>Filter/Profile Speedup</text:p>
          </table:table-cell>
          <table:table-cell table:style-name="ce11" table:formula="of:=[.G52]/[.G53]" office:value-type="float" office:value="0.181772883551746" calcext:value-type="float">
            <text:p>0.182</text:p>
          </table:table-cell>
          <table:table-cell table:style-name="ce11" table:formula="of:=[.H52]/[.H53]" office:value-type="float" office:value="1.8721017285038" calcext:value-type="float">
            <text:p>1.872</text:p>
          </table:table-cell>
          <table:table-cell table:style-name="ce11" table:formula="of:=[.I52]/[.I53]" office:value-type="float" office:value="4.95759801964386" calcext:value-type="float">
            <text:p>4.958</text:p>
          </table:table-cell>
          <table:table-cell table:style-name="ce11" table:formula="of:=[.J52]/[.J53]" office:value-type="float" office:value="2.23495195387572" calcext:value-type="float">
            <text:p>2.235</text:p>
          </table:table-cell>
          <table:table-cell table:style-name="ce11" table:formula="of:=[.K52]/[.K53]" office:value-type="float" office:value="2.18061128820551" calcext:value-type="float">
            <text:p>2.181</text:p>
          </table:table-cell>
          <table:table-cell table:style-name="ce11" table:formula="of:=[.L52]/[.L53]" office:value-type="float" office:value="2.213258897418" calcext:value-type="float">
            <text:p>2.213</text:p>
          </table:table-cell>
          <table:table-cell table:style-name="ce11" table:formula="of:=[.M52]/[.M53]" office:value-type="float" office:value="1.07017699676458" calcext:value-type="float">
            <text:p>1.070</text:p>
          </table:table-cell>
          <table:table-cell table:style-name="ce11"/>
          <table:table-cell table:number-columns-repeated="6"/>
        </table:table-row>
        <table:table-row table:style-name="ro1">
          <table:table-cell/>
          <table:covered-table-cell table:style-name="ce33"/>
          <table:covered-table-cell table:style-name="ce50" office:value-type="float" office:value="71.822" calcext:value-type="float">
            <text:p>71.822</text:p>
          </table:covered-table-cell>
          <table:covered-table-cell table:number-columns-repeated="2" table:style-name="ce50"/>
          <table:table-cell office:value-type="string" calcext:value-type="string">
            <text:p>Profile/Serial</text:p>
          </table:table-cell>
          <table:table-cell table:style-name="ce11" table:formula="of:=[.$C$52]/[.G52]" office:value-type="float" office:value="0.401796902971715" calcext:value-type="float">
            <text:p>0.402</text:p>
          </table:table-cell>
          <table:table-cell table:style-name="ce11" table:formula="of:=[.$C$52]/[.H52]" office:value-type="float" office:value="0.42237551678105" calcext:value-type="float">
            <text:p>0.422</text:p>
          </table:table-cell>
          <table:table-cell table:style-name="ce11" table:formula="of:=[.$C$52]/[.I52]" office:value-type="float" office:value="0.165264572422616" calcext:value-type="float">
            <text:p>0.165</text:p>
          </table:table-cell>
          <table:table-cell table:style-name="ce11" table:formula="of:=[.$C$52]/[.J52]" office:value-type="float" office:value="0.411733681881242" calcext:value-type="float">
            <text:p>0.412</text:p>
          </table:table-cell>
          <table:table-cell table:style-name="ce11" table:formula="of:=[.$C$52]/[.K52]" office:value-type="float" office:value="0.411733681881242" calcext:value-type="float">
            <text:p>0.412</text:p>
          </table:table-cell>
          <table:table-cell table:style-name="ce11" table:formula="of:=[.$C$52]/[.L52]" office:value-type="float" office:value="0.411733681881242" calcext:value-type="float">
            <text:p>0.412</text:p>
          </table:table-cell>
          <table:table-cell table:style-name="ce11" table:formula="of:=[.$C$52]/[.M52]" office:value-type="float" office:value="0.85151637303488" calcext:value-type="float">
            <text:p>0.852</text:p>
          </table:table-cell>
          <table:table-cell table:style-name="ce11" table:formula="of:=[.$C$52]/[.N52]" office:value-type="float" office:value="0.903444111801555" calcext:value-type="float">
            <text:p>0.903</text:p>
          </table:table-cell>
          <table:table-cell table:number-columns-repeated="6"/>
        </table:table-row>
        <table:table-row table:style-name="ro1">
          <table:table-cell/>
          <table:covered-table-cell table:style-name="ce33"/>
          <table:covered-table-cell table:style-name="ce50" office:value-type="float" office:value="71.822" calcext:value-type="float">
            <text:p>71.822</text:p>
          </table:covered-table-cell>
          <table:covered-table-cell table:number-columns-repeated="2" table:style-name="ce50"/>
          <table:table-cell table:style-name="ce36" office:value-type="string" calcext:value-type="string">
            <text:p>Filter/Serial</text:p>
          </table:table-cell>
          <table:table-cell table:style-name="ce13" table:formula="of:=[.$C$52]/[.G53]" office:value-type="float" office:value="0.0730357816553299" calcext:value-type="float">
            <text:p>0.073</text:p>
          </table:table-cell>
          <table:table-cell table:style-name="ce13" table:formula="of:=[.$C$52]/[.H53]" office:value-type="float" office:value="0.790729935043488" calcext:value-type="float">
            <text:p>0.791</text:p>
          </table:table-cell>
          <table:table-cell table:style-name="ce13" table:formula="of:=[.$C$52]/[.I53]" office:value-type="float" office:value="0.819315316959651" calcext:value-type="float">
            <text:p>0.819</text:p>
          </table:table-cell>
          <table:table-cell table:style-name="ce13" table:formula="of:=[.$C$52]/[.J53]" office:value-type="float" office:value="0.920204996796925" calcext:value-type="float">
            <text:p>0.920</text:p>
          </table:table-cell>
          <table:table-cell table:style-name="ce13" table:formula="of:=[.$C$52]/[.K53]" office:value-type="float" office:value="0.897831114444653" calcext:value-type="float">
            <text:p>0.898</text:p>
          </table:table-cell>
          <table:table-cell table:style-name="ce13" table:formula="of:=[.$C$52]/[.L53]" office:value-type="float" office:value="0.911273234790332" calcext:value-type="float">
            <text:p>0.911</text:p>
          </table:table-cell>
          <table:table-cell table:style-name="ce13" table:formula="of:=[.$C$52]/[.M53]" office:value-type="float" office:value="0.911273234790332" calcext:value-type="float">
            <text:p>0.911</text:p>
          </table:table-cell>
          <table:table-cell table:style-name="ce13" table:formula="of:=[.$C$52]/[.N53]" office:value-type="float" office:value="0.911273234790332" calcext:value-type="float">
            <text:p>0.911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13"/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Benchmark</text:p>
          </table:table-cell>
          <table:table-cell table:style-name="ce2" office:value-type="string" calcext:value-type="string" table:number-columns-spanned="3" table:number-rows-spanned="1">
            <text:p>Runtime</text:p>
          </table:table-cell>
          <table:covered-table-cell table:number-columns-repeated="2" table:style-name="ce2"/>
          <table:table-cell table:style-name="ce2" office:value-type="string" calcext:value-type="string" table:number-columns-spanned="1" table:number-rows-spanned="2">
            <text:p>Scheme</text:p>
          </table:table-cell>
          <table:table-cell table:style-name="ce54" office:value-type="string" calcext:value-type="string" table:number-columns-spanned="8" table:number-rows-spanned="1">
            <text:p>K</text:p>
          </table:table-cell>
          <table:covered-table-cell table:number-columns-repeated="7" table:style-name="ce54"/>
          <table:table-cell table:number-columns-repeated="6"/>
        </table:table-row>
        <table:table-row table:style-name="ro3">
          <table:table-cell/>
          <table:covered-table-cell table:style-name="ce2"/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penMP</text:p>
          </table:table-cell>
          <table:table-cell table:style-name="ce2" office:value-type="string" calcext:value-type="string">
            <text:p>Maximum speedup</text:p>
          </table:table-cell>
          <table:covered-table-cell table:style-name="ce2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BT</text:p>
          </table:table-cell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64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table:style-name="ce36" office:value-type="string" calcext:value-type="string">
            <text:p>average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CG</text:p>
          </table:table-cell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64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average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DC</text:p>
          </table:table-cell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64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average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EP</text:p>
          </table:table-cell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64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average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FT</text:p>
          </table:table-cell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average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IS</text:p>
          </table:table-cell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64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average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LU</text:p>
          </table:table-cell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64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average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MG</text:p>
          </table:table-cell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64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average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SP</text:p>
          </table:table-cell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64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average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UA</text:p>
          </table:table-cell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64" table:number-columns-repeated="8"/>
          <table:table-cell table:number-columns-repeated="6"/>
        </table:table-row>
        <table:table-row table:style-name="ro1">
          <table:table-cell/>
          <table:covered-table-cell table:number-columns-repeated="4" table:style-name="ce33"/>
          <table:table-cell office:value-type="string" calcext:value-type="string">
            <text:p>#2</text:p>
          </table:table-cell>
          <table:table-cell table:style-name="ce66" table:number-columns-repeated="8"/>
          <table:table-cell table:number-columns-repeated="6"/>
        </table:table-row>
        <table:table-row table:style-name="ro1">
          <table:table-cell/>
          <table:covered-table-cell table:number-columns-repeated="4" table:style-name="ce33"/>
          <table:table-cell office:value-type="string" calcext:value-type="string">
            <text:p>#3</text:p>
          </table:table-cell>
          <table:table-cell table:style-name="ce66" table:number-columns-repeated="8"/>
          <table:table-cell table:number-columns-repeated="6"/>
        </table:table-row>
        <table:table-row table:style-name="ro1">
          <table:table-cell/>
          <table:covered-table-cell table:number-columns-repeated="4" table:style-name="ce33"/>
          <table:table-cell table:style-name="ce36" office:value-type="string" calcext:value-type="string">
            <text:p>average</text:p>
          </table:table-cell>
          <table:table-cell table:style-name="ce67" table:number-columns-repeated="8"/>
          <table:table-cell table:number-columns-repeated="6"/>
        </table:table-row>
      </table:table>
      <table:table table:name="developer-feedback" table:style-name="ta1">
        <table:table-column table:style-name="co1" table:default-cell-style-name="Default"/>
        <table:table-column table:style-name="co1" table:default-cell-style-name="ce4"/>
        <table:table-column table:style-name="co12" table:default-cell-style-name="ce4"/>
        <table:table-column table:style-name="co13" table:default-cell-style-name="ce66"/>
        <table:table-column table:style-name="co14" table:default-cell-style-name="ce66"/>
        <table:table-column table:style-name="co15" table:default-cell-style-name="ce66"/>
        <table:table-column table:style-name="co1" table:default-cell-style-name="ce66"/>
        <table:table-column table:style-name="co1" table:number-columns-repeated="3" table:default-cell-style-name="ce12"/>
        <table:table-column table:style-name="co1" table:default-cell-style-name="ce11"/>
        <table:table-column table:style-name="co1" table:number-columns-repeated="2" table:default-cell-style-name="ce12"/>
        <table:table-column table:style-name="co1" table:number-columns-repeated="1011" table:default-cell-style-name="Default"/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ce73" office:value-type="string" calcext:value-type="string" table:number-columns-spanned="1" table:number-rows-spanned="2">
            <text:p>Benchmark</text:p>
          </table:table-cell>
          <table:table-cell table:style-name="ce73" office:value-type="string" calcext:value-type="string" table:number-columns-spanned="1" table:number-rows-spanned="2">
            <text:p>Best ML Model</text:p>
          </table:table-cell>
          <table:table-cell table:style-name="ce73" office:value-type="string" calcext:value-type="string" table:number-columns-spanned="4" table:number-rows-spanned="1">
            <text:p>Loops number</text:p>
          </table:table-cell>
          <table:covered-table-cell table:number-columns-repeated="3" table:style-name="ce9"/>
          <table:table-cell table:style-name="ce73" office:value-type="string" calcext:value-type="string" table:number-columns-spanned="3" table:number-rows-spanned="1">
            <text:p>Running time (sec)</text:p>
          </table:table-cell>
          <table:covered-table-cell table:number-columns-repeated="2" table:style-name="ce9"/>
          <table:table-cell table:style-name="ce73" office:value-type="string" calcext:value-type="string" table:number-columns-spanned="3" table:number-rows-spanned="1">
            <text:p>Speedup (x times)</text:p>
          </table:table-cell>
          <table:covered-table-cell table:style-name="ce73"/>
          <table:covered-table-cell table:style-name="ce9"/>
          <table:table-cell table:number-columns-repeated="1011"/>
        </table:table-row>
        <table:table-row table:style-name="ro4">
          <table:table-cell table:style-name="ce1"/>
          <table:covered-table-cell table:number-columns-repeated="2" table:style-name="ce3"/>
          <table:table-cell table:style-name="ce6" office:value-type="string" calcext:value-type="string">
            <text:p>Runtime feedback (# loops)</text:p>
          </table:table-cell>
          <table:table-cell table:style-name="ce6" office:value-type="string" calcext:value-type="string">
            <text:p>PPar Filter Tool (# loops)</text:p>
          </table:table-cell>
          <table:table-cell table:style-name="ce6" office:value-type="string" calcext:value-type="string">
            <text:p>Critical loops num</text:p>
          </table:table-cell>
          <table:table-cell table:style-name="ce6" office:value-type="string" calcext:value-type="string">
            <text:p>Total OpenMP pragmas</text:p>
          </table:table-cell>
          <table:table-cell table:style-name="ce6" office:value-type="string" calcext:value-type="string">
            <text:p>Serial</text:p>
          </table:table-cell>
          <table:table-cell table:style-name="ce6" office:value-type="string" calcext:value-type="string">
            <text:p>OpenMP</text:p>
          </table:table-cell>
          <table:table-cell table:style-name="ce6" office:value-type="string" calcext:value-type="string">
            <text:p>Critical </text:p>
          </table:table-cell>
          <table:table-cell table:style-name="ce6" office:value-type="string" calcext:value-type="string">
            <text:p>Serial speedup</text:p>
          </table:table-cell>
          <table:table-cell table:style-name="ce6" office:value-type="string" calcext:value-type="string">
            <text:p>Maximum speedup</text:p>
          </table:table-cell>
          <table:table-cell table:style-name="ce6" office:value-type="string" calcext:value-type="string">
            <text:p>Archieved speedup</text:p>
          </table:table-cell>
          <table:table-cell table:style-name="ce1" table:number-columns-repeated="1011"/>
        </table:table-row>
        <table:table-row table:style-name="ro1">
          <table:table-cell/>
          <table:table-cell office:value-type="string" calcext:value-type="string">
            <text:p>BT</text:p>
          </table:table-cell>
          <table:table-cell office:value-type="string" calcext:value-type="string">
            <text:p>RFC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30" calcext:value-type="float">
            <text:p>30</text:p>
          </table:table-cell>
          <table:table-cell table:style-name="ce11" office:value-type="float" office:value="184.471333333333" calcext:value-type="float">
            <text:p>184.471</text:p>
          </table:table-cell>
          <table:table-cell table:style-name="ce15" office:value-type="float" office:value="57.362" calcext:value-type="float">
            <text:p>57.362</text:p>
          </table:table-cell>
          <table:table-cell table:style-name="ce15" office:value-type="float" office:value="56.2106666666667" calcext:value-type="float">
            <text:p>56.211</text:p>
          </table:table-cell>
          <table:table-cell table:style-name="ce16" table:formula="of:=[.H4]/[.H4]" office:value-type="float" office:value="1" calcext:value-type="float">
            <text:p>1.000</text:p>
          </table:table-cell>
          <table:table-cell table:formula="of:=[.H4]/[.I4]" office:value-type="float" office:value="3.21591529816486" calcext:value-type="float">
            <text:p>3.22</text:p>
          </table:table-cell>
          <table:table-cell table:formula="of:=[.H4]/[.J4]" office:value-type="float" office:value="3.28178518905071" calcext:value-type="float">
            <text:p>3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ML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3.4183333333333" calcext:value-type="float">
            <text:p>73.42</text:p>
          </table:table-cell>
          <table:table-cell office:value-type="float" office:value="19.7696666666667" calcext:value-type="float">
            <text:p>19.77</text:p>
          </table:table-cell>
          <table:table-cell office:value-type="float" office:value="27.6493333333333" calcext:value-type="float">
            <text:p>27.65</text:p>
          </table:table-cell>
          <table:table-cell table:formula="of:=[.H5]/[.H5]" office:value-type="float" office:value="1" calcext:value-type="float">
            <text:p>1.000</text:p>
          </table:table-cell>
          <table:table-cell table:formula="of:=[.H5]/[.I5]" office:value-type="float" office:value="3.71368594985583" calcext:value-type="float">
            <text:p>3.71</text:p>
          </table:table-cell>
          <table:table-cell table:formula="of:=[.H5]/[.J5]" office:value-type="float" office:value="2.65533828422626" calcext:value-type="float">
            <text:p>2.6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string" calcext:value-type="string">
            <text:p>Non applicab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698.819333333333" calcext:value-type="float">
            <text:p>698.819</text:p>
          </table:table-cell>
          <table:table-cell table:style-name="ce15" office:value-type="float" office:value="254.294333333333" calcext:value-type="float">
            <text:p>254.294</text:p>
          </table:table-cell>
          <table:table-cell table:style-name="ce11" office:value-type="float" office:value="698.819333333333" calcext:value-type="float">
            <text:p>698.819</text:p>
          </table:table-cell>
          <table:table-cell table:formula="of:=[.H6]/[.H6]" office:value-type="float" office:value="1" calcext:value-type="float">
            <text:p>1.000</text:p>
          </table:table-cell>
          <table:table-cell table:formula="of:=[.H6]/[.I6]" office:value-type="float" office:value="2.74807277131618" calcext:value-type="float">
            <text:p>2.75</text:p>
          </table:table-cell>
          <table:table-cell table:formula="of:=[.H6]/[.J6]" office:value-type="float" office:value="1" calcext:value-type="float">
            <text:p>1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SVC / MLP / RFC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6.8096666666667" calcext:value-type="float">
            <text:p>36.81</text:p>
          </table:table-cell>
          <table:table-cell office:value-type="float" office:value="12.1333333333333" calcext:value-type="float">
            <text:p>12.13</text:p>
          </table:table-cell>
          <table:table-cell office:value-type="float" office:value="14.69" calcext:value-type="float">
            <text:p>14.69</text:p>
          </table:table-cell>
          <table:table-cell table:formula="of:=[.H8]/[.H8]" office:value-type="float" office:value="1" calcext:value-type="float">
            <text:p>1.000</text:p>
          </table:table-cell>
          <table:table-cell table:formula="of:=[.H8]/[.I8]" office:value-type="float" office:value="3.03376373626375" calcext:value-type="float">
            <text:p>3.03</text:p>
          </table:table-cell>
          <table:table-cell table:formula="of:=[.H8]/[.J8]" office:value-type="float" office:value="2.50576355797595" calcext:value-type="float">
            <text:p>2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string" calcext:value-type="string">
            <text:p>MLP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4.74833333333333" calcext:value-type="float">
            <text:p>4.748</text:p>
          </table:table-cell>
          <table:table-cell table:style-name="ce15" office:value-type="float" office:value="1.34666666666667" calcext:value-type="float">
            <text:p>1.347</text:p>
          </table:table-cell>
          <table:table-cell table:style-name="ce15" office:value-type="float" office:value="2.695" calcext:value-type="float">
            <text:p>2.695</text:p>
          </table:table-cell>
          <table:table-cell table:formula="of:=[.H9]/[.H9]" office:value-type="float" office:value="1" calcext:value-type="float">
            <text:p>1.000</text:p>
          </table:table-cell>
          <table:table-cell table:formula="of:=[.H9]/[.I9]" office:value-type="float" office:value="3.52599009900989" calcext:value-type="float">
            <text:p>3.53</text:p>
          </table:table-cell>
          <table:table-cell table:formula="of:=[.H9]/[.J9]" office:value-type="float" office:value="1.76190476190476" calcext:value-type="float">
            <text:p>1.7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string" calcext:value-type="string">
            <text:p>SVC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string" calcext:value-type="string">
            <text:p>ML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.00833333333333" calcext:value-type="float">
            <text:p>5.01</text:p>
          </table:table-cell>
          <table:table-cell office:value-type="float" office:value="3.05233333333333" calcext:value-type="float">
            <text:p>3.05</text:p>
          </table:table-cell>
          <table:table-cell office:value-type="float" office:value="3.87566666666667" calcext:value-type="float">
            <text:p>3.88</text:p>
          </table:table-cell>
          <table:table-cell table:formula="of:=[.H11]/[.H11]" office:value-type="float" office:value="1" calcext:value-type="float">
            <text:p>1.000</text:p>
          </table:table-cell>
          <table:table-cell table:formula="of:=[.H11]/[.I11]" office:value-type="float" office:value="1.64082122966037" calcext:value-type="float">
            <text:p>1.64</text:p>
          </table:table-cell>
          <table:table-cell table:formula="of:=[.H11]/[.J11]" office:value-type="float" office:value="1.29225079556205" calcext:value-type="float">
            <text:p>1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UA</text:p>
          </table:table-cell>
          <table:table-cell table:style-name="ce5"/>
          <table:table-cell table:style-name="ce67" table:number-columns-repeated="4"/>
          <table:table-cell table:style-name="ce14" table:number-columns-repeated="3"/>
          <table:table-cell table:style-name="ce13"/>
          <table:table-cell table:style-name="ce14" table:number-columns-repeated="2"/>
          <table:table-cell table:number-columns-repeated="1011"/>
        </table:table-row>
      </table:table>
      <table:table table:name="performance" table:style-name="ta1">
        <table:table-column table:style-name="co1" table:number-columns-repeated="10" table:default-cell-style-name="Default"/>
        <table:table-column table:style-name="co1" table:number-columns-repeated="4" table:default-cell-style-name="ce27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19"/>
          <table:table-cell table:number-columns-repeated="3"/>
          <table:table-cell table:style-name="ce19"/>
          <table:table-cell table:number-columns-repeated="3"/>
          <table:table-cell table:style-name="ce19"/>
          <table:table-cell table:style-name="Default" table:number-columns-repeated="3"/>
          <table:table-cell table:style-name="ce19"/>
          <table:table-cell table:number-columns-repeated="3"/>
        </table:table-row>
        <table:table-row table:style-name="ro1">
          <table:table-cell/>
          <table:table-cell table:style-name="ce84" office:value-type="string" calcext:value-type="string" table:number-columns-spanned="1" table:number-rows-spanned="2">
            <text:p>Experiment</text:p>
          </table:table-cell>
          <table:table-cell table:style-name="ce84" office:value-type="string" calcext:value-type="string" table:number-columns-spanned="4" table:number-rows-spanned="1">
            <text:p>Serial</text:p>
          </table:table-cell>
          <table:covered-table-cell table:number-columns-repeated="2" table:style-name="ce21"/>
          <table:covered-table-cell table:style-name="ce22"/>
          <table:table-cell table:style-name="ce84" office:value-type="string" calcext:value-type="string" table:number-columns-spanned="4" table:number-rows-spanned="1">
            <text:p>OpenMP</text:p>
          </table:table-cell>
          <table:covered-table-cell table:number-columns-repeated="2" table:style-name="ce21"/>
          <table:covered-table-cell table:style-name="ce22"/>
          <table:table-cell table:style-name="ce84" office:value-type="string" calcext:value-type="string" table:number-columns-spanned="4" table:number-rows-spanned="1">
            <text:p>Our Scheme</text:p>
          </table:table-cell>
          <table:covered-table-cell table:number-columns-repeated="2" table:style-name="ce21"/>
          <table:covered-table-cell table:style-name="ce22"/>
          <table:table-cell table:style-name="ce31" office:value-type="string" calcext:value-type="string" table:number-columns-spanned="4" table:number-rows-spanned="1">
            <text:p>Dynamic Profile</text:p>
          </table:table-cell>
          <table:covered-table-cell table:number-columns-repeated="2" table:style-name="ce21"/>
          <table:covered-table-cell table:style-name="ce22"/>
        </table:table-row>
        <table:table-row table:style-name="ro1">
          <table:table-cell/>
          <table:covered-table-cell table:style-name="ce5"/>
          <table:table-cell table:style-name="ce20" office:value-type="string" calcext:value-type="string">
            <text:p>#1</text:p>
          </table:table-cell>
          <table:table-cell table:style-name="ce20" office:value-type="string" calcext:value-type="string">
            <text:p>#2</text:p>
          </table:table-cell>
          <table:table-cell table:style-name="ce20" office:value-type="string" calcext:value-type="string">
            <text:p>#3</text:p>
          </table:table-cell>
          <table:table-cell table:style-name="ce20" office:value-type="string" calcext:value-type="string">
            <text:p>average</text:p>
          </table:table-cell>
          <table:table-cell table:style-name="ce23" office:value-type="string" calcext:value-type="string">
            <text:p>#1</text:p>
          </table:table-cell>
          <table:table-cell table:style-name="ce26" office:value-type="string" calcext:value-type="string">
            <text:p>#2</text:p>
          </table:table-cell>
          <table:table-cell table:style-name="ce26" office:value-type="string" calcext:value-type="string">
            <text:p>#3</text:p>
          </table:table-cell>
          <table:table-cell table:style-name="ce29" office:value-type="string" calcext:value-type="string">
            <text:p>average</text:p>
          </table:table-cell>
          <table:table-cell table:style-name="ce23" office:value-type="string" calcext:value-type="string">
            <text:p>#1</text:p>
          </table:table-cell>
          <table:table-cell table:style-name="ce26" office:value-type="string" calcext:value-type="string">
            <text:p>#2</text:p>
          </table:table-cell>
          <table:table-cell table:style-name="ce26" office:value-type="string" calcext:value-type="string">
            <text:p>#3</text:p>
          </table:table-cell>
          <table:table-cell table:style-name="ce29" office:value-type="string" calcext:value-type="string">
            <text:p>average</text:p>
          </table:table-cell>
          <table:table-cell table:style-name="ce26" office:value-type="string" calcext:value-type="string">
            <text:p>#1</text:p>
          </table:table-cell>
          <table:table-cell table:style-name="ce26" office:value-type="string" calcext:value-type="string">
            <text:p>#2</text:p>
          </table:table-cell>
          <table:table-cell table:style-name="ce26" office:value-type="string" calcext:value-type="string">
            <text:p>#3</text:p>
          </table:table-cell>
          <table:table-cell table:style-name="ce29" office:value-type="string" calcext:value-type="string">
            <text:p>average</text:p>
          </table:table-cell>
        </table:table-row>
        <table:table-row table:style-name="ro1">
          <table:table-cell/>
          <table:table-cell table:style-name="ce4" office:value-type="string" calcext:value-type="string">
            <text:p>BT</text:p>
          </table:table-cell>
          <table:table-cell table:style-name="ce11" office:value-type="float" office:value="173.113" calcext:value-type="float">
            <text:p>173.113</text:p>
          </table:table-cell>
          <table:table-cell table:style-name="ce11" office:value-type="float" office:value="192.904" calcext:value-type="float">
            <text:p>192.904</text:p>
          </table:table-cell>
          <table:table-cell table:style-name="ce11" office:value-type="float" office:value="187.397" calcext:value-type="float">
            <text:p>187.397</text:p>
          </table:table-cell>
          <table:table-cell table:style-name="ce11" table:formula="of:=AVERAGE([.C4:.E4])" office:value-type="float" office:value="184.471333333333" calcext:value-type="float">
            <text:p>184.471</text:p>
          </table:table-cell>
          <table:table-cell table:style-name="ce24" office:value-type="float" office:value="56.374" calcext:value-type="float">
            <text:p>56.374</text:p>
          </table:table-cell>
          <table:table-cell table:style-name="ce27" office:value-type="float" office:value="58.05" calcext:value-type="float">
            <text:p>58.050</text:p>
          </table:table-cell>
          <table:table-cell table:style-name="ce27" office:value-type="float" office:value="57.662" calcext:value-type="float">
            <text:p>57.662</text:p>
          </table:table-cell>
          <table:table-cell table:style-name="ce15" table:formula="of:=AVERAGE([.G4:.I4])" office:value-type="float" office:value="57.362" calcext:value-type="float">
            <text:p>57.362</text:p>
          </table:table-cell>
          <table:table-cell table:style-name="ce24" office:value-type="float" office:value="52.227" calcext:value-type="float">
            <text:p>52.227</text:p>
          </table:table-cell>
          <table:table-cell office:value-type="float" office:value="58.411" calcext:value-type="float">
            <text:p>58.411</text:p>
          </table:table-cell>
          <table:table-cell office:value-type="float" office:value="57.994" calcext:value-type="float">
            <text:p>57.994</text:p>
          </table:table-cell>
          <table:table-cell table:style-name="ce15" table:formula="of:=AVERAGE([.K4:.M4])" office:value-type="float" office:value="56.2106666666667" calcext:value-type="float">
            <text:p>56.211</text:p>
          </table:table-cell>
          <table:table-cell table:style-name="ce27" table:number-columns-repeated="3"/>
          <table:table-cell table:style-name="ce15"/>
        </table:table-row>
        <table:table-row table:style-name="ro1">
          <table:table-cell/>
          <table:table-cell table:style-name="ce4" office:value-type="string" calcext:value-type="string">
            <text:p>CG</text:p>
          </table:table-cell>
          <table:table-cell table:style-name="ce11" office:value-type="float" office:value="74.752" calcext:value-type="float">
            <text:p>74.752</text:p>
          </table:table-cell>
          <table:table-cell table:style-name="ce11" office:value-type="float" office:value="72.526" calcext:value-type="float">
            <text:p>72.526</text:p>
          </table:table-cell>
          <table:table-cell table:style-name="ce11" office:value-type="float" office:value="72.977" calcext:value-type="float">
            <text:p>72.977</text:p>
          </table:table-cell>
          <table:table-cell table:style-name="ce11" table:formula="of:=AVERAGE([.C5:.E5])" office:value-type="float" office:value="73.4183333333333" calcext:value-type="float">
            <text:p>73.418</text:p>
          </table:table-cell>
          <table:table-cell table:style-name="ce24" office:value-type="float" office:value="19.795" calcext:value-type="float">
            <text:p>19.795</text:p>
          </table:table-cell>
          <table:table-cell table:style-name="ce27" office:value-type="float" office:value="19.691" calcext:value-type="float">
            <text:p>19.691</text:p>
          </table:table-cell>
          <table:table-cell table:style-name="ce27" office:value-type="float" office:value="19.823" calcext:value-type="float">
            <text:p>19.823</text:p>
          </table:table-cell>
          <table:table-cell table:style-name="ce15" table:formula="of:=AVERAGE([.G5:.I5])" office:value-type="float" office:value="19.7696666666667" calcext:value-type="float">
            <text:p>19.770</text:p>
          </table:table-cell>
          <table:table-cell table:style-name="ce24" office:value-type="float" office:value="24.613" calcext:value-type="float">
            <text:p>24.613</text:p>
          </table:table-cell>
          <table:table-cell office:value-type="float" office:value="27.554" calcext:value-type="float">
            <text:p>27.554</text:p>
          </table:table-cell>
          <table:table-cell office:value-type="float" office:value="30.781" calcext:value-type="float">
            <text:p>30.781</text:p>
          </table:table-cell>
          <table:table-cell table:style-name="ce15" table:formula="of:=AVERAGE([.K5:.M5])" office:value-type="float" office:value="27.6493333333333" calcext:value-type="float">
            <text:p>27.649</text:p>
          </table:table-cell>
          <table:table-cell table:style-name="ce24" office:value-type="float" office:value="24.613" calcext:value-type="float">
            <text:p>24.613</text:p>
          </table:table-cell>
          <table:table-cell table:style-name="ce27" office:value-type="float" office:value="27.554" calcext:value-type="float">
            <text:p>27.554</text:p>
          </table:table-cell>
          <table:table-cell table:style-name="ce27" office:value-type="float" office:value="30.781" calcext:value-type="float">
            <text:p>30.781</text:p>
          </table:table-cell>
          <table:table-cell table:style-name="ce15" table:formula="of:=AVERAGE([.O5:.Q5])" office:value-type="float" office:value="27.6493333333333" calcext:value-type="float">
            <text:p>27.649</text:p>
          </table:table-cell>
        </table:table-row>
        <table:table-row table:style-name="ro1">
          <table:table-cell/>
          <table:table-cell table:style-name="ce4" office:value-type="string" calcext:value-type="string">
            <text:p>DC</text:p>
          </table:table-cell>
          <table:table-cell table:style-name="ce11" office:value-type="float" office:value="660.699" calcext:value-type="float">
            <text:p>660.699</text:p>
          </table:table-cell>
          <table:table-cell table:style-name="ce11" office:value-type="float" office:value="689.881" calcext:value-type="float">
            <text:p>689.881</text:p>
          </table:table-cell>
          <table:table-cell table:style-name="ce11" office:value-type="float" office:value="745.878" calcext:value-type="float">
            <text:p>745.878</text:p>
          </table:table-cell>
          <table:table-cell table:style-name="ce11" table:formula="of:=AVERAGE([.C6:.E6])" office:value-type="float" office:value="698.819333333333" calcext:value-type="float">
            <text:p>698.819</text:p>
          </table:table-cell>
          <table:table-cell table:style-name="ce24" office:value-type="float" office:value="297.322" calcext:value-type="float">
            <text:p>297.322</text:p>
          </table:table-cell>
          <table:table-cell table:style-name="ce27" office:value-type="float" office:value="232.49" calcext:value-type="float">
            <text:p>232.490</text:p>
          </table:table-cell>
          <table:table-cell table:style-name="ce27" office:value-type="float" office:value="233.071" calcext:value-type="float">
            <text:p>233.071</text:p>
          </table:table-cell>
          <table:table-cell table:style-name="ce15" table:formula="of:=AVERAGE([.G6:.I6])" office:value-type="float" office:value="254.294333333333" calcext:value-type="float">
            <text:p>254.294</text:p>
          </table:table-cell>
          <table:table-cell table:style-name="ce24"/>
          <table:table-cell table:number-columns-repeated="2"/>
          <table:table-cell table:style-name="ce15"/>
          <table:table-cell table:style-name="ce27" table:number-columns-repeated="3"/>
          <table:table-cell table:style-name="ce15"/>
        </table:table-row>
        <table:table-row table:style-name="ro1">
          <table:table-cell/>
          <table:table-cell table:style-name="ce4" office:value-type="string" calcext:value-type="string">
            <text:p>EP</text:p>
          </table:table-cell>
          <table:table-cell table:style-name="ce11" office:value-type="float" office:value="62.53" calcext:value-type="float">
            <text:p>62.530</text:p>
          </table:table-cell>
          <table:table-cell table:style-name="ce11" office:value-type="float" office:value="62.795" calcext:value-type="float">
            <text:p>62.795</text:p>
          </table:table-cell>
          <table:table-cell table:style-name="ce11" office:value-type="float" office:value="62.213" calcext:value-type="float">
            <text:p>62.213</text:p>
          </table:table-cell>
          <table:table-cell table:style-name="ce11" table:formula="of:=AVERAGE([.C7:.E7])" office:value-type="float" office:value="62.5126666666667" calcext:value-type="float">
            <text:p>62.513</text:p>
          </table:table-cell>
          <table:table-cell table:style-name="ce24" office:value-type="float" office:value="22.239" calcext:value-type="float">
            <text:p>22.239</text:p>
          </table:table-cell>
          <table:table-cell table:style-name="ce27" table:number-columns-repeated="2"/>
          <table:table-cell table:style-name="ce15"/>
          <table:table-cell table:style-name="ce24"/>
          <table:table-cell table:number-columns-repeated="2"/>
          <table:table-cell table:style-name="ce15"/>
          <table:table-cell table:style-name="ce27" table:number-columns-repeated="3"/>
          <table:table-cell table:style-name="ce15"/>
        </table:table-row>
        <table:table-row table:style-name="ro1">
          <table:table-cell/>
          <table:table-cell table:style-name="ce4" office:value-type="string" calcext:value-type="string">
            <text:p>FT</text:p>
          </table:table-cell>
          <table:table-cell table:style-name="ce11" office:value-type="float" office:value="36.544" calcext:value-type="float">
            <text:p>36.544</text:p>
          </table:table-cell>
          <table:table-cell table:style-name="ce11" office:value-type="float" office:value="36.511" calcext:value-type="float">
            <text:p>36.511</text:p>
          </table:table-cell>
          <table:table-cell table:style-name="ce11" office:value-type="float" office:value="37.374" calcext:value-type="float">
            <text:p>37.374</text:p>
          </table:table-cell>
          <table:table-cell table:style-name="ce13" table:formula="of:=AVERAGE([.C8:.E8])" office:value-type="float" office:value="36.8096666666667" calcext:value-type="float">
            <text:p>36.810</text:p>
          </table:table-cell>
          <table:table-cell table:style-name="ce24" office:value-type="float" office:value="12.129" calcext:value-type="float">
            <text:p>12.129</text:p>
          </table:table-cell>
          <table:table-cell table:style-name="ce27" office:value-type="float" office:value="12.23" calcext:value-type="float">
            <text:p>12.230</text:p>
          </table:table-cell>
          <table:table-cell table:style-name="ce27" office:value-type="float" office:value="12.041" calcext:value-type="float">
            <text:p>12.041</text:p>
          </table:table-cell>
          <table:table-cell table:style-name="ce15" table:formula="of:=AVERAGE([.G8:.I8])" office:value-type="float" office:value="12.1333333333333" calcext:value-type="float">
            <text:p>12.133</text:p>
          </table:table-cell>
          <table:table-cell table:style-name="ce24" office:value-type="float" office:value="14.44" calcext:value-type="float">
            <text:p>14.440</text:p>
          </table:table-cell>
          <table:table-cell office:value-type="float" office:value="14.619" calcext:value-type="float">
            <text:p>14.619</text:p>
          </table:table-cell>
          <table:table-cell office:value-type="float" office:value="15.011" calcext:value-type="float">
            <text:p>15.011</text:p>
          </table:table-cell>
          <table:table-cell table:style-name="ce15" table:formula="of:=AVERAGE([.K8:.M8])" office:value-type="float" office:value="14.69" calcext:value-type="float">
            <text:p>14.690</text:p>
          </table:table-cell>
          <table:table-cell table:style-name="ce24" office:value-type="float" office:value="14.44" calcext:value-type="float">
            <text:p>14.440</text:p>
          </table:table-cell>
          <table:table-cell table:style-name="ce27" office:value-type="float" office:value="14.619" calcext:value-type="float">
            <text:p>14.619</text:p>
          </table:table-cell>
          <table:table-cell table:style-name="ce27" office:value-type="float" office:value="15.011" calcext:value-type="float">
            <text:p>15.011</text:p>
          </table:table-cell>
          <table:table-cell table:style-name="ce15" table:formula="of:=AVERAGE([.O8:.Q8])" office:value-type="float" office:value="14.69" calcext:value-type="float">
            <text:p>14.690</text:p>
          </table:table-cell>
        </table:table-row>
        <table:table-row table:style-name="ro1">
          <table:table-cell/>
          <table:table-cell table:style-name="ce4" office:value-type="string" calcext:value-type="string">
            <text:p>IS</text:p>
          </table:table-cell>
          <table:table-cell table:style-name="ce11" office:value-type="float" office:value="4.833" calcext:value-type="float">
            <text:p>4.833</text:p>
          </table:table-cell>
          <table:table-cell table:style-name="ce11" office:value-type="float" office:value="4.717" calcext:value-type="float">
            <text:p>4.717</text:p>
          </table:table-cell>
          <table:table-cell table:style-name="ce11" office:value-type="float" office:value="4.695" calcext:value-type="float">
            <text:p>4.695</text:p>
          </table:table-cell>
          <table:table-cell table:style-name="ce13" table:formula="of:=AVERAGE([.C9:.E9])" office:value-type="float" office:value="4.74833333333333" calcext:value-type="float">
            <text:p>4.748</text:p>
          </table:table-cell>
          <table:table-cell table:style-name="ce24" office:value-type="float" office:value="1.411" calcext:value-type="float">
            <text:p>1.411</text:p>
          </table:table-cell>
          <table:table-cell table:style-name="ce27" office:value-type="float" office:value="1.315" calcext:value-type="float">
            <text:p>1.315</text:p>
          </table:table-cell>
          <table:table-cell table:style-name="ce27" office:value-type="float" office:value="1.314" calcext:value-type="float">
            <text:p>1.314</text:p>
          </table:table-cell>
          <table:table-cell table:style-name="ce15" table:formula="of:=AVERAGE([.G9:.I9])" office:value-type="float" office:value="1.34666666666667" calcext:value-type="float">
            <text:p>1.347</text:p>
          </table:table-cell>
          <table:table-cell table:style-name="ce24" office:value-type="float" office:value="2.621" calcext:value-type="float">
            <text:p>2.621</text:p>
          </table:table-cell>
          <table:table-cell office:value-type="float" office:value="2.733" calcext:value-type="float">
            <text:p>2.733</text:p>
          </table:table-cell>
          <table:table-cell office:value-type="float" office:value="2.731" calcext:value-type="float">
            <text:p>2.731</text:p>
          </table:table-cell>
          <table:table-cell table:style-name="ce15" table:formula="of:=AVERAGE([.K9:.M9])" office:value-type="float" office:value="2.695" calcext:value-type="float">
            <text:p>2.695</text:p>
          </table:table-cell>
          <table:table-cell table:style-name="ce24" office:value-type="float" office:value="4.796" calcext:value-type="float">
            <text:p>4.796</text:p>
          </table:table-cell>
          <table:table-cell table:style-name="ce27" office:value-type="float" office:value="4.837" calcext:value-type="float">
            <text:p>4.837</text:p>
          </table:table-cell>
          <table:table-cell table:style-name="ce27" office:value-type="float" office:value="4.788" calcext:value-type="float">
            <text:p>4.788</text:p>
          </table:table-cell>
          <table:table-cell table:style-name="ce15" table:formula="of:=AVERAGE([.O9:.Q9])" office:value-type="float" office:value="4.807" calcext:value-type="float">
            <text:p>4.807</text:p>
          </table:table-cell>
        </table:table-row>
        <table:table-row table:style-name="ro1">
          <table:table-cell/>
          <table:table-cell table:style-name="ce4" office:value-type="string" calcext:value-type="string">
            <text:p>LU</text:p>
          </table:table-cell>
          <table:table-cell table:style-name="ce11" office:value-type="float" office:value="119.109" calcext:value-type="float">
            <text:p>119.109</text:p>
          </table:table-cell>
          <table:table-cell table:style-name="ce11" office:value-type="float" office:value="116.188" calcext:value-type="float">
            <text:p>116.188</text:p>
          </table:table-cell>
          <table:table-cell table:style-name="ce11" office:value-type="float" office:value="117.168" calcext:value-type="float">
            <text:p>117.168</text:p>
          </table:table-cell>
          <table:table-cell table:style-name="ce13" table:formula="of:=AVERAGE([.C10:.E10])" office:value-type="float" office:value="117.488333333333" calcext:value-type="float">
            <text:p>117.488</text:p>
          </table:table-cell>
          <table:table-cell table:style-name="ce24" office:value-type="float" office:value="53.687" calcext:value-type="float">
            <text:p>53.687</text:p>
          </table:table-cell>
          <table:table-cell table:style-name="ce27" office:value-type="float" office:value="55.74" calcext:value-type="float">
            <text:p>55.740</text:p>
          </table:table-cell>
          <table:table-cell table:style-name="ce27" office:value-type="float" office:value="53.356" calcext:value-type="float">
            <text:p>53.356</text:p>
          </table:table-cell>
          <table:table-cell table:style-name="ce15" table:formula="of:=AVERAGE([.G10:.I10])" office:value-type="float" office:value="54.261" calcext:value-type="float">
            <text:p>54.261</text:p>
          </table:table-cell>
          <table:table-cell table:style-name="ce24" office:value-type="float" office:value="109.819" calcext:value-type="float">
            <text:p>109.819</text:p>
          </table:table-cell>
          <table:table-cell office:value-type="float" office:value="109.973" calcext:value-type="float">
            <text:p>109.973</text:p>
          </table:table-cell>
          <table:table-cell office:value-type="float" office:value="108.615" calcext:value-type="float">
            <text:p>108.615</text:p>
          </table:table-cell>
          <table:table-cell table:style-name="ce15" table:formula="of:=AVERAGE([.K10:.M10])" office:value-type="float" office:value="109.469" calcext:value-type="float">
            <text:p>109.469</text:p>
          </table:table-cell>
          <table:table-cell table:style-name="ce27" office:value-type="float" office:value="117.34" calcext:value-type="float">
            <text:p>117.340</text:p>
          </table:table-cell>
          <table:table-cell table:style-name="ce27" office:value-type="float" office:value="118.493" calcext:value-type="float">
            <text:p>118.493</text:p>
          </table:table-cell>
          <table:table-cell table:style-name="ce27" office:value-type="float" office:value="125.708" calcext:value-type="float">
            <text:p>125.708</text:p>
          </table:table-cell>
          <table:table-cell table:style-name="ce27"/>
        </table:table-row>
        <table:table-row table:style-name="ro1">
          <table:table-cell/>
          <table:table-cell table:style-name="ce4" office:value-type="string" calcext:value-type="string">
            <text:p>MG</text:p>
          </table:table-cell>
          <table:table-cell table:style-name="ce11" office:value-type="float" office:value="5.067" calcext:value-type="float">
            <text:p>5.067</text:p>
          </table:table-cell>
          <table:table-cell table:style-name="ce11" office:value-type="float" office:value="5" calcext:value-type="float">
            <text:p>5.000</text:p>
          </table:table-cell>
          <table:table-cell table:style-name="ce11" office:value-type="float" office:value="4.958" calcext:value-type="float">
            <text:p>4.958</text:p>
          </table:table-cell>
          <table:table-cell table:style-name="ce13" table:formula="of:=AVERAGE([.C11:.E11])" office:value-type="float" office:value="5.00833333333333" calcext:value-type="float">
            <text:p>5.008</text:p>
          </table:table-cell>
          <table:table-cell table:style-name="ce24" office:value-type="float" office:value="3.007" calcext:value-type="float">
            <text:p>3.007</text:p>
          </table:table-cell>
          <table:table-cell table:style-name="ce27" office:value-type="float" office:value="3.143" calcext:value-type="float">
            <text:p>3.143</text:p>
          </table:table-cell>
          <table:table-cell table:style-name="ce27" office:value-type="float" office:value="3.007" calcext:value-type="float">
            <text:p>3.007</text:p>
          </table:table-cell>
          <table:table-cell table:style-name="ce15" table:formula="of:=AVERAGE([.G11:.I11])" office:value-type="float" office:value="3.05233333333333" calcext:value-type="float">
            <text:p>3.052</text:p>
          </table:table-cell>
          <table:table-cell table:style-name="ce24" office:value-type="float" office:value="3.943" calcext:value-type="float">
            <text:p>3.943</text:p>
          </table:table-cell>
          <table:table-cell office:value-type="float" office:value="3.852" calcext:value-type="float">
            <text:p>3.852</text:p>
          </table:table-cell>
          <table:table-cell office:value-type="float" office:value="3.832" calcext:value-type="float">
            <text:p>3.832</text:p>
          </table:table-cell>
          <table:table-cell table:style-name="ce15" table:formula="of:=AVERAGE([.K11:.M11])" office:value-type="float" office:value="3.87566666666667" calcext:value-type="float">
            <text:p>3.876</text:p>
          </table:table-cell>
          <table:table-cell table:style-name="ce27" table:number-columns-repeated="3"/>
          <table:table-cell table:style-name="ce15"/>
        </table:table-row>
        <table:table-row table:style-name="ro1">
          <table:table-cell/>
          <table:table-cell table:style-name="ce4" office:value-type="string" calcext:value-type="string">
            <text:p>SP</text:p>
          </table:table-cell>
          <table:table-cell table:style-name="ce11" office:value-type="float" office:value="87.144" calcext:value-type="float">
            <text:p>87.144</text:p>
          </table:table-cell>
          <table:table-cell table:style-name="ce11" office:value-type="float" office:value="89.565" calcext:value-type="float">
            <text:p>89.565</text:p>
          </table:table-cell>
          <table:table-cell table:style-name="ce11" office:value-type="float" office:value="87.4" calcext:value-type="float">
            <text:p>87.400</text:p>
          </table:table-cell>
          <table:table-cell table:style-name="ce13" table:formula="of:=AVERAGE([.C12:.E12])" office:value-type="float" office:value="88.0363333333333" calcext:value-type="float">
            <text:p>88.036</text:p>
          </table:table-cell>
          <table:table-cell table:style-name="ce24" office:value-type="float" office:value="64.066" calcext:value-type="float">
            <text:p>64.066</text:p>
          </table:table-cell>
          <table:table-cell table:style-name="ce27" office:value-type="float" office:value="66.002" calcext:value-type="float">
            <text:p>66.002</text:p>
          </table:table-cell>
          <table:table-cell table:style-name="ce27" office:value-type="float" office:value="65.5" calcext:value-type="float">
            <text:p>65.500</text:p>
          </table:table-cell>
          <table:table-cell table:style-name="ce15" table:formula="of:=AVERAGE([.G12:.I12])" office:value-type="float" office:value="65.1893333333333" calcext:value-type="float">
            <text:p>65.189</text:p>
          </table:table-cell>
          <table:table-cell table:style-name="ce24" office:value-type="float" office:value="136.426" calcext:value-type="float">
            <text:p>136.426</text:p>
          </table:table-cell>
          <table:table-cell office:value-type="float" office:value="133.71" calcext:value-type="float">
            <text:p>133.710</text:p>
          </table:table-cell>
          <table:table-cell office:value-type="float" office:value="133.733" calcext:value-type="float">
            <text:p>133.733</text:p>
          </table:table-cell>
          <table:table-cell table:style-name="ce15" table:formula="of:=AVERAGE([.K12:.M12])" office:value-type="float" office:value="134.623" calcext:value-type="float">
            <text:p>134.623</text:p>
          </table:table-cell>
          <table:table-cell table:style-name="ce27" office:value-type="float" office:value="75.42" calcext:value-type="float">
            <text:p>75.420</text:p>
          </table:table-cell>
          <table:table-cell table:style-name="ce27" office:value-type="float" office:value="77.723" calcext:value-type="float">
            <text:p>77.723</text:p>
          </table:table-cell>
          <table:table-cell table:style-name="ce27" office:value-type="float" office:value="77.677" calcext:value-type="float">
            <text:p>77.677</text:p>
          </table:table-cell>
          <table:table-cell table:style-name="ce15"/>
        </table:table-row>
        <table:table-row table:style-name="ro1">
          <table:table-cell/>
          <table:table-cell table:style-name="ce5" office:value-type="string" calcext:value-type="string">
            <text:p>UA</text:p>
          </table:table-cell>
          <table:table-cell table:style-name="ce13" office:value-type="float" office:value="71.412" calcext:value-type="float">
            <text:p>71.412</text:p>
          </table:table-cell>
          <table:table-cell table:style-name="ce13" office:value-type="float" office:value="72.84" calcext:value-type="float">
            <text:p>72.840</text:p>
          </table:table-cell>
          <table:table-cell table:style-name="ce13" office:value-type="float" office:value="71.214" calcext:value-type="float">
            <text:p>71.214</text:p>
          </table:table-cell>
          <table:table-cell table:style-name="ce13" table:formula="of:=AVERAGE([.C13:.E13])" office:value-type="float" office:value="71.822" calcext:value-type="float">
            <text:p>71.822</text:p>
          </table:table-cell>
          <table:table-cell table:style-name="ce25"/>
          <table:table-cell table:style-name="ce28" table:number-columns-repeated="2"/>
          <table:table-cell table:style-name="ce30"/>
          <table:table-cell table:style-name="ce25" office:value-type="float" office:value="172.501" calcext:value-type="float">
            <text:p>172.501</text:p>
          </table:table-cell>
          <table:table-cell table:style-name="ce28" office:value-type="float" office:value="176.043" calcext:value-type="float">
            <text:p>176.043</text:p>
          </table:table-cell>
          <table:table-cell table:style-name="ce28" office:value-type="float" office:value="172.704" calcext:value-type="float">
            <text:p>172.704</text:p>
          </table:table-cell>
          <table:table-cell table:style-name="ce15" table:formula="of:=AVERAGE([.K13:.M13])" office:value-type="float" office:value="173.749333333333" calcext:value-type="float">
            <text:p>173.749</text:p>
          </table:table-cell>
          <table:table-cell table:style-name="ce28" office:value-type="float" office:value="90.265" calcext:value-type="float">
            <text:p>90.265</text:p>
          </table:table-cell>
          <table:table-cell table:style-name="ce28" office:value-type="float" office:value="85.007" calcext:value-type="float">
            <text:p>85.007</text:p>
          </table:table-cell>
          <table:table-cell table:style-name="ce28" office:value-type="float" office:value="86.066" calcext:value-type="float">
            <text:p>86.066</text:p>
          </table:table-cell>
          <table:table-cell table:style-name="ce30"/>
        </table:table-row>
        <table:table-row table:style-name="ro1" table:number-rows-repeated="6">
          <table:table-cell table:number-columns-repeated="18"/>
        </table:table-row>
        <table:table-row table:style-name="ro1" table:number-rows-repeated="10">
          <table:table-cell/>
          <table:table-cell table:style-name="ce18"/>
          <table:table-cell table:number-columns-repeated="16"/>
        </table:table-row>
        <table:table-row table:style-name="ro1" table:number-rows-repeated="6">
          <table:table-cell table:number-columns-repeated="18"/>
        </table:table-row>
        <table:table-row table:style-name="ro1" table:number-rows-repeated="16">
          <table:table-cell table:number-columns-repeated="13"/>
          <table:table-cell table:style-name="Default"/>
          <table:table-cell table:number-columns-repeated="4"/>
        </table:table-row>
        <table:table-row table:style-name="ro1">
          <table:table-cell table:number-columns-repeated="13"/>
          <table:table-cell table:style-name="Default"/>
          <table:table-cell table:number-columns-repeated="4"/>
        </table:table-row>
      </table:table>
      <table:table table:name="BT-runtime" table:style-name="ta1">
        <table:table-column table:style-name="co16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runtime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313" calcext:value-type="float">
            <text:p>0.3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313" calcext:value-type="float">
            <text:p>0.3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309" calcext:value-type="float">
            <text:p>0.3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309" calcext:value-type="float">
            <text:p>0.3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296" calcext:value-type="float">
            <text:p>0.2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296" calcext:value-type="float">
            <text:p>0.2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151" calcext:value-type="float">
            <text:p>0.1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148" calcext:value-type="float">
            <text:p>0.1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142" calcext:value-type="float">
            <text:p>0.1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058" calcext:value-type="float">
            <text:p>0.0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054" calcext:value-type="float">
            <text:p>0.0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048" calcext:value-type="float">
            <text:p>0.0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046" calcext:value-type="float">
            <text:p>0.0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038" calcext:value-type="float">
            <text:p>0.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74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3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8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21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22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6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7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6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3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1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3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4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8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3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7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8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8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7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1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27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30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32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BT-product" table:style-name="ta1">
        <table:table-column table:style-name="co1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443523000667678" calcext:value-type="float">
            <text:p>0.443523000667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440720718144644" calcext:value-type="float">
            <text:p>0.4407207181446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434982473779891" calcext:value-type="float">
            <text:p>0.4349824737798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345171275367797" calcext:value-type="float">
            <text:p>0.3451712753677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343093802582796" calcext:value-type="float">
            <text:p>0.3430938025827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340993853645464" calcext:value-type="float">
            <text:p>0.340993853645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242759215904437" calcext:value-type="float">
            <text:p>0.2427592159044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241425297797915" calcext:value-type="float">
            <text:p>0.2414252977979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229752175273171" calcext:value-type="float">
            <text:p>0.2297521752731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229426816482749" calcext:value-type="float">
            <text:p>0.2294268164827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229122152308875" calcext:value-type="float">
            <text:p>0.2291221523088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229122151927071" calcext:value-type="float">
            <text:p>0.2291221519270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224896935560477" calcext:value-type="float">
            <text:p>0.2248969355604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224896630634745" calcext:value-type="float">
            <text:p>0.2248966306347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20384801841808" calcext:value-type="float">
            <text:p>0.203848018418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197926607671561" calcext:value-type="float">
            <text:p>0.1979266076715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197893311246096" calcext:value-type="float">
            <text:p>0.1978933112460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196321748663921" calcext:value-type="float">
            <text:p>0.1963217486639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193750470815316" calcext:value-type="float">
            <text:p>0.1937504708153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191733849469294" calcext:value-type="float">
            <text:p>0.1917338494692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191733123581432" calcext:value-type="float">
            <text:p>0.1917331235814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19138149091341" calcext:value-type="float">
            <text:p>0.191381490913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190183081805939" calcext:value-type="float">
            <text:p>0.1901830818059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187054995704702" calcext:value-type="float">
            <text:p>0.1870549957047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185038574082512" calcext:value-type="float">
            <text:p>0.1850385740825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184764613497285" calcext:value-type="float">
            <text:p>0.1847646134972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184761573406374" calcext:value-type="float">
            <text:p>0.1847615734063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182627351640438" calcext:value-type="float">
            <text:p>0.1826273516404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180136615195206" calcext:value-type="float">
            <text:p>0.1801366151952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173840004008658" calcext:value-type="float">
            <text:p>0.1738400040086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173835949783989" calcext:value-type="float">
            <text:p>0.1738359497839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173835000929868" calcext:value-type="float">
            <text:p>0.1738350009298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16600110429803" calcext:value-type="float">
            <text:p>0.166001104298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164308332012128" calcext:value-type="float">
            <text:p>0.1643083320121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162860502455336" calcext:value-type="float">
            <text:p>0.1628605024553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15738946342315" calcext:value-type="float">
            <text:p>0.157389463423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156882259551332" calcext:value-type="float">
            <text:p>0.1568822595513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155435039953618" calcext:value-type="float">
            <text:p>0.1554350399536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155024008670411" calcext:value-type="float">
            <text:p>0.1550240086704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153182772668587" calcext:value-type="float">
            <text:p>0.1531827726685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152931341427529" calcext:value-type="float">
            <text:p>0.1529313414275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14550029249907" calcext:value-type="float">
            <text:p>0.145500292499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142675852469014" calcext:value-type="float">
            <text:p>0.1426758524690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139545747357167" calcext:value-type="float">
            <text:p>0.1395457473571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138157390371687" calcext:value-type="float">
            <text:p>0.1381573903716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135211624721466" calcext:value-type="float">
            <text:p>0.1352116247214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131997260458766" calcext:value-type="float">
            <text:p>0.1319972604587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131731260562614" calcext:value-type="float">
            <text:p>0.1317312605626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131052402222506" calcext:value-type="float">
            <text:p>0.1310524022225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130853469634465" calcext:value-type="float">
            <text:p>0.1308534696344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12984940849108" calcext:value-type="float">
            <text:p>0.129849408491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128551026261127" calcext:value-type="float">
            <text:p>0.1285510262611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128051339134319" calcext:value-type="float">
            <text:p>0.1280513391343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115154659721071" calcext:value-type="float">
            <text:p>0.1151546597210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898138772102102" calcext:value-type="float">
            <text:p>0.089813877210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883785337414859" calcext:value-type="float">
            <text:p>0.0883785337414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868681386931432" calcext:value-type="float">
            <text:p>0.0868681386931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868679487349776" calcext:value-type="float">
            <text:p>0.0868679487349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868664578338668" calcext:value-type="float">
            <text:p>0.0868664578338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834580433511138" calcext:value-type="float">
            <text:p>0.0834580433511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300634178877295" calcext:value-type="float">
            <text:p>0.030063417887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74)</text:p>
          </table:table-cell>
          <table:table-cell office:value-type="float" office:value="0.0121927345660775" calcext:value-type="float">
            <text:p>0.0121927345660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3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8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21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22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6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7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6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3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1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3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4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8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3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7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8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8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7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1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27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30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32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CG-runtime" table:style-name="ta1">
        <table:table-column table:style-name="co1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932" calcext:value-type="float">
            <text:p>0.9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907" calcext:value-type="float">
            <text:p>0.9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895" calcext:value-type="float">
            <text:p>0.8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0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CG-product" table:style-name="ta1">
        <table:table-column table:style-name="co1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398709810330746" calcext:value-type="float">
            <text:p>0.3987098103307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391940705556415" calcext:value-type="float">
            <text:p>0.3919407055564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351232456606938" calcext:value-type="float">
            <text:p>0.3512324566069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280449591739998" calcext:value-type="float">
            <text:p>0.2804495917399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13863640572591" calcext:value-type="float">
            <text:p>0.138636405725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916503564598362" calcext:value-type="float">
            <text:p>0.0916503564598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586888314136879" calcext:value-type="float">
            <text:p>0.0586888314136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338156899940906" calcext:value-type="float">
            <text:p>0.0338156899940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165816659555981" calcext:value-type="float">
            <text:p>0.0165816659555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00)</text:p>
          </table:table-cell>
          <table:table-cell office:value-type="float" office:value="0.0145106591662633" calcext:value-type="float">
            <text:p>0.0145106591662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FT-runtime" table:style-name="ta1">
        <table:table-column table:style-name="co18" table:default-cell-style-name="Default"/>
        <table:table-column table:style-name="co19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152)</text:p>
          </table:table-cell>
          <table:table-cell office:value-type="float" office:value="0.887" calcext:value-type="float">
            <text:p>0.8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93)</text:p>
          </table:table-cell>
          <table:table-cell office:value-type="float" office:value="0.791" calcext:value-type="float">
            <text:p>0.7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629)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643)</text:p>
          </table:table-cell>
          <table:table-cell office:value-type="float" office:value="0.787" calcext:value-type="float">
            <text:p>0.7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644)</text:p>
          </table:table-cell>
          <table:table-cell office:value-type="float" office:value="0.779" calcext:value-type="float">
            <text:p>0.7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49)</text:p>
          </table:table-cell>
          <table:table-cell office:value-type="float" office:value="0.347" calcext:value-type="float">
            <text:p>0.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48)</text:p>
          </table:table-cell>
          <table:table-cell office:value-type="float" office:value="0.347" calcext:value-type="float">
            <text:p>0.3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14)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81)</text:p>
          </table:table-cell>
          <table:table-cell office:value-type="float" office:value="0.294" calcext:value-type="float">
            <text:p>0.2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26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FT/src/ft.c(225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24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50)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51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16)</text:p>
          </table:table-cell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17)</text:p>
          </table:table-cell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24)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25)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66)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83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64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84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91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92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600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99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59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58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02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01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00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377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380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383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1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13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5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0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8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1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5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6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6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87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FT-product" table:style-name="ta1"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81)</text:p>
          </table:table-cell>
          <table:table-cell office:value-type="float" office:value="0.459552297428234" calcext:value-type="float">
            <text:p>0.4595522974282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14)</text:p>
          </table:table-cell>
          <table:table-cell office:value-type="float" office:value="0.45739448419973" calcext:value-type="float">
            <text:p>0.457394484199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48)</text:p>
          </table:table-cell>
          <table:table-cell office:value-type="float" office:value="0.43923878467228" calcext:value-type="float">
            <text:p>0.439238784672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24)</text:p>
          </table:table-cell>
          <table:table-cell office:value-type="float" office:value="0.284566486468406" calcext:value-type="float">
            <text:p>0.2845664864684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25)</text:p>
          </table:table-cell>
          <table:table-cell office:value-type="float" office:value="0.266271066559961" calcext:value-type="float">
            <text:p>0.2662710665599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26)</text:p>
          </table:table-cell>
          <table:table-cell office:value-type="float" office:value="0.264989054344758" calcext:value-type="float">
            <text:p>0.2649890543447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93)</text:p>
          </table:table-cell>
          <table:table-cell office:value-type="float" office:value="0.244051705377849" calcext:value-type="float">
            <text:p>0.2440517053778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99)</text:p>
          </table:table-cell>
          <table:table-cell office:value-type="float" office:value="0.231652652837099" calcext:value-type="float">
            <text:p>0.2316526528370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644)</text:p>
          </table:table-cell>
          <table:table-cell office:value-type="float" office:value="0.219365409340734" calcext:value-type="float">
            <text:p>0.2193654093407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50)</text:p>
          </table:table-cell>
          <table:table-cell office:value-type="float" office:value="0.213259684430488" calcext:value-type="float">
            <text:p>0.2132596844304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FT/src/ft.c(449)</text:p>
          </table:table-cell>
          <table:table-cell office:value-type="float" office:value="0.212993966744714" calcext:value-type="float">
            <text:p>0.2129939667447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64)</text:p>
          </table:table-cell>
          <table:table-cell office:value-type="float" office:value="0.208801773318924" calcext:value-type="float">
            <text:p>0.2088017733189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58)</text:p>
          </table:table-cell>
          <table:table-cell office:value-type="float" office:value="0.174938353942584" calcext:value-type="float">
            <text:p>0.1749383539425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152)</text:p>
          </table:table-cell>
          <table:table-cell office:value-type="float" office:value="0.1696999610279" calcext:value-type="float">
            <text:p>0.16969996102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629)</text:p>
          </table:table-cell>
          <table:table-cell office:value-type="float" office:value="0.152764739738149" calcext:value-type="float">
            <text:p>0.1527647397381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51)</text:p>
          </table:table-cell>
          <table:table-cell office:value-type="float" office:value="0.139402184353514" calcext:value-type="float">
            <text:p>0.1394021843535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643)</text:p>
          </table:table-cell>
          <table:table-cell office:value-type="float" office:value="0.13843376639504" calcext:value-type="float">
            <text:p>0.138433766395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00)</text:p>
          </table:table-cell>
          <table:table-cell office:value-type="float" office:value="0.134671694171997" calcext:value-type="float">
            <text:p>0.1346716941719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600)</text:p>
          </table:table-cell>
          <table:table-cell office:value-type="float" office:value="0.119190347468193" calcext:value-type="float">
            <text:p>0.1191903474681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17)</text:p>
          </table:table-cell>
          <table:table-cell office:value-type="float" office:value="0.118726530101486" calcext:value-type="float">
            <text:p>0.1187265301014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59)</text:p>
          </table:table-cell>
          <table:table-cell office:value-type="float" office:value="0.11613610399473" calcext:value-type="float">
            <text:p>0.116136103994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25)</text:p>
          </table:table-cell>
          <table:table-cell office:value-type="float" office:value="0.11416969096123" calcext:value-type="float">
            <text:p>0.114169690961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84)</text:p>
          </table:table-cell>
          <table:table-cell office:value-type="float" office:value="0.11079267246357" calcext:value-type="float">
            <text:p>0.110792672463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92)</text:p>
          </table:table-cell>
          <table:table-cell office:value-type="float" office:value="0.109104912752081" calcext:value-type="float">
            <text:p>0.1091049127520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01)</text:p>
          </table:table-cell>
          <table:table-cell office:value-type="float" office:value="0.0707387521862058" calcext:value-type="float">
            <text:p>0.0707387521862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16)</text:p>
          </table:table-cell>
          <table:table-cell office:value-type="float" office:value="0.0687817410415425" calcext:value-type="float">
            <text:p>0.0687817410415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24)</text:p>
          </table:table-cell>
          <table:table-cell office:value-type="float" office:value="0.0662752568766711" calcext:value-type="float">
            <text:p>0.0662752568766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83)</text:p>
          </table:table-cell>
          <table:table-cell office:value-type="float" office:value="0.0654646574811657" calcext:value-type="float">
            <text:p>0.0654646574811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02)</text:p>
          </table:table-cell>
          <table:table-cell office:value-type="float" office:value="0.0640176343698795" calcext:value-type="float">
            <text:p>0.064017634369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91)</text:p>
          </table:table-cell>
          <table:table-cell office:value-type="float" office:value="0.0634852717337654" calcext:value-type="float">
            <text:p>0.0634852717337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66)</text:p>
          </table:table-cell>
          <table:table-cell office:value-type="float" office:value="0.0269201880659474" calcext:value-type="float">
            <text:p>0.0269201880659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383)</text:p>
          </table:table-cell>
          <table:table-cell office:value-type="float" office:value="0.0182901907863069" calcext:value-type="float">
            <text:p>0.0182901907863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380)</text:p>
          </table:table-cell>
          <table:table-cell office:value-type="float" office:value="0.0158091662792673" calcext:value-type="float">
            <text:p>0.0158091662792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377)</text:p>
          </table:table-cell>
          <table:table-cell office:value-type="float" office:value="0.0157599878626883" calcext:value-type="float">
            <text:p>0.0157599878626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1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13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5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0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8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1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5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6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6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87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IS-runtime" table:style-name="ta1">
        <table:table-column table:style-name="co2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446)</text:p>
          </table:table-cell>
          <table:table-cell office:value-type="float" office:value="0.435" calcext:value-type="float">
            <text:p>0.4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538)</text:p>
          </table:table-cell>
          <table:table-cell office:value-type="float" office:value="0.065" calcext:value-type="float">
            <text:p>0.0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495)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575)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317)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IS/src/is.c(32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3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53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5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9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70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71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7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9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9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IS-product" table:style-name="ta1">
        <table:table-column table:style-name="co2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446)</text:p>
          </table:table-cell>
          <table:table-cell office:value-type="float" office:value="0.269123313444171" calcext:value-type="float">
            <text:p>0.269123313444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538)</text:p>
          </table:table-cell>
          <table:table-cell office:value-type="float" office:value="0.190595671762551" calcext:value-type="float">
            <text:p>0.1905956717625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495)</text:p>
          </table:table-cell>
          <table:table-cell office:value-type="float" office:value="0.0895010704820943" calcext:value-type="float">
            <text:p>0.0895010704820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575)</text:p>
          </table:table-cell>
          <table:table-cell office:value-type="float" office:value="0.0738815058575164" calcext:value-type="float">
            <text:p>0.0738815058575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317)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IS/src/is.c(32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3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53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5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9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70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71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7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9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9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LU-runtime" table:style-name="ta1">
        <table:table-column table:style-name="co2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127)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162)</text:p>
          </table:table-cell>
          <table:table-cell office:value-type="float" office:value="0.348" calcext:value-type="float">
            <text:p>0.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jacld.c(57)</text:p>
          </table:table-cell>
          <table:table-cell office:value-type="float" office:value="0.173" calcext:value-type="float">
            <text:p>0.1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jacld.c(56)</text:p>
          </table:table-cell>
          <table:table-cell office:value-type="float" office:value="0.173" calcext:value-type="float">
            <text:p>0.1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83)</text:p>
          </table:table-cell>
          <table:table-cell office:value-type="float" office:value="0.169" calcext:value-type="float">
            <text:p>0.1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82)</text:p>
          </table:table-cell>
          <table:table-cell office:value-type="float" office:value="0.169" calcext:value-type="float">
            <text:p>0.1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jacu.c(57)</text:p>
          </table:table-cell>
          <table:table-cell office:value-type="float" office:value="0.165" calcext:value-type="float">
            <text:p>0.1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jacu.c(56)</text:p>
          </table:table-cell>
          <table:table-cell office:value-type="float" office:value="0.165" calcext:value-type="float">
            <text:p>0.1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lts.c(86)</text:p>
          </table:table-cell>
          <table:table-cell office:value-type="float" office:value="0.143" calcext:value-type="float">
            <text:p>0.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45)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44)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84)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lts.c(87)</text:p>
          </table:table-cell>
          <table:table-cell office:value-type="float" office:value="0.066" calcext:value-type="float">
            <text:p>0.0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212)</text:p>
          </table:table-cell>
          <table:table-cell office:value-type="float" office:value="0.059" calcext:value-type="float">
            <text:p>0.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87)</text:p>
          </table:table-cell>
          <table:table-cell office:value-type="float" office:value="0.058" calcext:value-type="float">
            <text:p>0.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86)</text:p>
          </table:table-cell>
          <table:table-cell office:value-type="float" office:value="0.058" calcext:value-type="float">
            <text:p>0.0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69)</text:p>
          </table:table-cell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68)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225)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LU/src/buts.c(70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07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66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65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64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441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75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46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uts.c(101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72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57)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00)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106)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54)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08)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13)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227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226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225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44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43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42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67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99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67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32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26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33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228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45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88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07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iv.c(61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iv.c(59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iv.c(5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xact.c(5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verify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verify.c(34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verify.c(32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verify.c(3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yncs.c(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yncs.c(4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7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9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1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0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iv.c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5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4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4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4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1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3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u.c(25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u.c(24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7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4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4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4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4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4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1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1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2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0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LU-product" table:style-name="ta1">
        <table:table-column table:style-name="co2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produc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44)</text:p>
          </table:table-cell>
          <table:table-cell office:value-type="float" office:value="0.396217649609445" calcext:value-type="float">
            <text:p>0.3962176496094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127)</text:p>
          </table:table-cell>
          <table:table-cell office:value-type="float" office:value="0.365084200629495" calcext:value-type="float">
            <text:p>0.3650842006294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86)</text:p>
          </table:table-cell>
          <table:table-cell office:value-type="float" office:value="0.348872402274058" calcext:value-type="float">
            <text:p>0.3488724022740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68)</text:p>
          </table:table-cell>
          <table:table-cell office:value-type="float" office:value="0.318780748166597" calcext:value-type="float">
            <text:p>0.3187807481665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84)</text:p>
          </table:table-cell>
          <table:table-cell office:value-type="float" office:value="0.302729170632449" calcext:value-type="float">
            <text:p>0.3027291706324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lts.c(87)</text:p>
          </table:table-cell>
          <table:table-cell office:value-type="float" office:value="0.264677290130227" calcext:value-type="float">
            <text:p>0.2646772901302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225)</text:p>
          </table:table-cell>
          <table:table-cell office:value-type="float" office:value="0.253253847292671" calcext:value-type="float">
            <text:p>0.2532538472926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07)</text:p>
          </table:table-cell>
          <table:table-cell office:value-type="float" office:value="0.246535090186608" calcext:value-type="float">
            <text:p>0.2465350901866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64)</text:p>
          </table:table-cell>
          <table:table-cell office:value-type="float" office:value="0.245927110937572" calcext:value-type="float">
            <text:p>0.24592711093757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66)</text:p>
          </table:table-cell>
          <table:table-cell office:value-type="float" office:value="0.245258336574028" calcext:value-type="float">
            <text:p>0.2452583365740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65)</text:p>
          </table:table-cell>
          <table:table-cell office:value-type="float" office:value="0.245232755507873" calcext:value-type="float">
            <text:p>0.2452327555078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441)</text:p>
          </table:table-cell>
          <table:table-cell office:value-type="float" office:value="0.234766861158924" calcext:value-type="float">
            <text:p>0.2347668611589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175)</text:p>
          </table:table-cell>
          <table:table-cell office:value-type="float" office:value="0.232232157596505" calcext:value-type="float">
            <text:p>0.232232157596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46)</text:p>
          </table:table-cell>
          <table:table-cell office:value-type="float" office:value="0.231491614178454" calcext:value-type="float">
            <text:p>0.2314916141784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257)</text:p>
          </table:table-cell>
          <table:table-cell office:value-type="float" office:value="0.22475691393972" calcext:value-type="float">
            <text:p>0.224756913939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100)</text:p>
          </table:table-cell>
          <table:table-cell office:value-type="float" office:value="0.221762084094777" calcext:value-type="float">
            <text:p>0.2217620840947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101)</text:p>
          </table:table-cell>
          <table:table-cell office:value-type="float" office:value="0.217184193367351" calcext:value-type="float">
            <text:p>0.2171841933673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213)</text:p>
          </table:table-cell>
          <table:table-cell office:value-type="float" office:value="0.216425811592113" calcext:value-type="float">
            <text:p>0.2164258115921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54)</text:p>
          </table:table-cell>
          <table:table-cell office:value-type="float" office:value="0.215160391806318" calcext:value-type="float">
            <text:p>0.2151603918063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LU/src/rhs.c(308)</text:p>
          </table:table-cell>
          <table:table-cell office:value-type="float" office:value="0.213788559317815" calcext:value-type="float">
            <text:p>0.2137885593178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45)</text:p>
          </table:table-cell>
          <table:table-cell office:value-type="float" office:value="0.210044249330313" calcext:value-type="float">
            <text:p>0.2100442493303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227)</text:p>
          </table:table-cell>
          <table:table-cell office:value-type="float" office:value="0.208736488023822" calcext:value-type="float">
            <text:p>0.2087364880238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106)</text:p>
          </table:table-cell>
          <table:table-cell office:value-type="float" office:value="0.20774316982979" calcext:value-type="float">
            <text:p>0.207743169829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44)</text:p>
          </table:table-cell>
          <table:table-cell office:value-type="float" office:value="0.207025250083941" calcext:value-type="float">
            <text:p>0.2070252500839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jacld.c(56)</text:p>
          </table:table-cell>
          <table:table-cell office:value-type="float" office:value="0.206706384603634" calcext:value-type="float">
            <text:p>0.2067063846036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225)</text:p>
          </table:table-cell>
          <table:table-cell office:value-type="float" office:value="0.20573643961198" calcext:value-type="float">
            <text:p>0.205736439611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42)</text:p>
          </table:table-cell>
          <table:table-cell office:value-type="float" office:value="0.205042846903082" calcext:value-type="float">
            <text:p>0.2050428469030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jacld.c(57)</text:p>
          </table:table-cell>
          <table:table-cell office:value-type="float" office:value="0.204511789904446" calcext:value-type="float">
            <text:p>0.2045117899044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67)</text:p>
          </table:table-cell>
          <table:table-cell office:value-type="float" office:value="0.204369319896655" calcext:value-type="float">
            <text:p>0.2043693198966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jacu.c(56)</text:p>
          </table:table-cell>
          <table:table-cell office:value-type="float" office:value="0.204126423291193" calcext:value-type="float">
            <text:p>0.2041264232911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uts.c(82)</text:p>
          </table:table-cell>
          <table:table-cell office:value-type="float" office:value="0.202646245364467" calcext:value-type="float">
            <text:p>0.2026462453644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uts.c(83)</text:p>
          </table:table-cell>
          <table:table-cell office:value-type="float" office:value="0.202646245364467" calcext:value-type="float">
            <text:p>0.2026462453644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jacu.c(57)</text:p>
          </table:table-cell>
          <table:table-cell office:value-type="float" office:value="0.201409798023552" calcext:value-type="float">
            <text:p>0.2014097980235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99)</text:p>
          </table:table-cell>
          <table:table-cell office:value-type="float" office:value="0.198462971335663" calcext:value-type="float">
            <text:p>0.1984629713356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67)</text:p>
          </table:table-cell>
          <table:table-cell office:value-type="float" office:value="0.197522746150318" calcext:value-type="float">
            <text:p>0.1975227461503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32)</text:p>
          </table:table-cell>
          <table:table-cell office:value-type="float" office:value="0.197522127535456" calcext:value-type="float">
            <text:p>0.1975221275354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26)</text:p>
          </table:table-cell>
          <table:table-cell office:value-type="float" office:value="0.197165919636722" calcext:value-type="float">
            <text:p>0.1971659196367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33)</text:p>
          </table:table-cell>
          <table:table-cell office:value-type="float" office:value="0.196380504031009" calcext:value-type="float">
            <text:p>0.196380504031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uts.c(70)</text:p>
          </table:table-cell>
          <table:table-cell office:value-type="float" office:value="0.192524401576946" calcext:value-type="float">
            <text:p>0.1925244015769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86)</text:p>
          </table:table-cell>
          <table:table-cell office:value-type="float" office:value="0.191670380857632" calcext:value-type="float">
            <text:p>0.1916703808576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72)</text:p>
          </table:table-cell>
          <table:table-cell office:value-type="float" office:value="0.18988040963603" calcext:value-type="float">
            <text:p>0.189880409636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88)</text:p>
          </table:table-cell>
          <table:table-cell office:value-type="float" office:value="0.176049080688835" calcext:value-type="float">
            <text:p>0.1760490806888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07)</text:p>
          </table:table-cell>
          <table:table-cell office:value-type="float" office:value="0.175363618006194" calcext:value-type="float">
            <text:p>0.1753636180061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45)</text:p>
          </table:table-cell>
          <table:table-cell office:value-type="float" office:value="0.174471077325993" calcext:value-type="float">
            <text:p>0.1744710773259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228)</text:p>
          </table:table-cell>
          <table:table-cell office:value-type="float" office:value="0.173927932259479" calcext:value-type="float">
            <text:p>0.1739279322594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226)</text:p>
          </table:table-cell>
          <table:table-cell office:value-type="float" office:value="0.139524595040521" calcext:value-type="float">
            <text:p>0.1395245950405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87)</text:p>
          </table:table-cell>
          <table:table-cell office:value-type="float" office:value="0.110972922993101" calcext:value-type="float">
            <text:p>0.1109729229931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62)</text:p>
          </table:table-cell>
          <table:table-cell office:value-type="float" office:value="0.0956418395202162" calcext:value-type="float">
            <text:p>0.0956418395202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43)</text:p>
          </table:table-cell>
          <table:table-cell office:value-type="float" office:value="0.0878832301677985" calcext:value-type="float">
            <text:p>0.0878832301677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xact.c(54)</text:p>
          </table:table-cell>
          <table:table-cell office:value-type="float" office:value="0.0818647979014199" calcext:value-type="float">
            <text:p>0.081864797901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12)</text:p>
          </table:table-cell>
          <table:table-cell office:value-type="float" office:value="0.0681527487045005" calcext:value-type="float">
            <text:p>0.0681527487045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uts.c(69)</text:p>
          </table:table-cell>
          <table:table-cell office:value-type="float" office:value="0.0522907539074036" calcext:value-type="float">
            <text:p>0.0522907539074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iv.c(57)</text:p>
          </table:table-cell>
          <table:table-cell office:value-type="float" office:value="0.0103644592644207" calcext:value-type="float">
            <text:p>0.0103644592644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iv.c(59)</text:p>
          </table:table-cell>
          <table:table-cell office:value-type="float" office:value="0.00762371824551627" calcext:value-type="float">
            <text:p>0.0076237182455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iv.c(61)</text:p>
          </table:table-cell>
          <table:table-cell office:value-type="float" office:value="0.00759038643184556" calcext:value-type="float">
            <text:p>0.0075903864318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0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2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1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1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4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4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4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4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4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7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u.c(24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u.c(25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3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1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4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4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4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5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iv.c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0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1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9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7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yncs.c(4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yncs.c(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verify.c(3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verify.c(32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verify.c(34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verify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SP-runtime" table:style-name="ta1">
        <table:table-column table:style-name="co24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runtime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55)</text:p>
          </table:table-cell>
          <table:table-cell office:value-type="float" office:value="0.235" calcext:value-type="float">
            <text:p>0.2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51)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x_solve.c(51)</text:p>
          </table:table-cell>
          <table:table-cell office:value-type="float" office:value="0.177" calcext:value-type="float">
            <text:p>0.1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65)</text:p>
          </table:table-cell>
          <table:table-cell office:value-type="float" office:value="0.093" calcext:value-type="float">
            <text:p>0.0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61)</text:p>
          </table:table-cell>
          <table:table-cell office:value-type="float" office:value="0.072" calcext:value-type="float">
            <text:p>0.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96)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190)</text:p>
          </table:table-cell>
          <table:table-cell office:value-type="float" office:value="0.065" calcext:value-type="float">
            <text:p>0.0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289)</text:p>
          </table:table-cell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290)</text:p>
          </table:table-cell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288)</text:p>
          </table:table-cell>
          <table:table-cell office:value-type="float" office:value="0.062" calcext:value-type="float">
            <text:p>0.0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200)</text:p>
          </table:table-cell>
          <table:table-cell office:value-type="float" office:value="0.057" calcext:value-type="float">
            <text:p>0.0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191)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193)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192)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98)</text:p>
          </table:table-cell>
          <table:table-cell office:value-type="float" office:value="0.054" calcext:value-type="float">
            <text:p>0.0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66)</text:p>
          </table:table-cell>
          <table:table-cell office:value-type="float" office:value="0.049" calcext:value-type="float">
            <text:p>0.0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x_solve.c(195)</text:p>
          </table:table-cell>
          <table:table-cell office:value-type="float" office:value="0.049" calcext:value-type="float">
            <text:p>0.0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x_solve.c(196)</text:p>
          </table:table-cell>
          <table:table-cell office:value-type="float" office:value="0.049" calcext:value-type="float">
            <text:p>0.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124)</text:p>
          </table:table-cell>
          <table:table-cell office:value-type="float" office:value="0.045" calcext:value-type="float">
            <text:p>0.0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117)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118)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68)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72)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x_solve.c(118)</text:p>
          </table:table-cell>
          <table:table-cell office:value-type="float" office:value="0.041" calcext:value-type="float">
            <text:p>0.0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SP/src/x_solve.c(119)</text:p>
          </table:table-cell>
          <table:table-cell office:value-type="float" office:value="0.041" calcext:value-type="float">
            <text:p>0.0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53)</text:p>
          </table:table-cell>
          <table:table-cell office:value-type="float" office:value="0.039" calcext:value-type="float">
            <text:p>0.0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54)</text:p>
          </table:table-cell>
          <table:table-cell office:value-type="float" office:value="0.039" calcext:value-type="float">
            <text:p>0.0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52)</text:p>
          </table:table-cell>
          <table:table-cell office:value-type="float" office:value="0.039" calcext:value-type="float">
            <text:p>0.0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tzetar.c(50)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tzetar.c(51)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tzetar.c(49)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61)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62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txinvr.c(49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txinvr.c(50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txinvr.c(48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68)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41)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40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39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36)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pinvr.c(48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ninvr.c(48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pinvr.c(49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ninvr.c(49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pinvr.c(47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ninvr.c(47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45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76)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42)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75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72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92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93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93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98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82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58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81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57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80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56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62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85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55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54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51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97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add.c(48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79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96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add.c(47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95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add.c(46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73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83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86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59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56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52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98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add.c(49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57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53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52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48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59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47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43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39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68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54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49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76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74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9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2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29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72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7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6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4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5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solution.c(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3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4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5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8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0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0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7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8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8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4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3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4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7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9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22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23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2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30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3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9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6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9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8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SP-product" table:style-name="ta1">
        <table:table-column table:style-name="co2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288)</text:p>
          </table:table-cell>
          <table:table-cell office:value-type="float" office:value="0.365275666812871" calcext:value-type="float">
            <text:p>0.3652756668128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290)</text:p>
          </table:table-cell>
          <table:table-cell office:value-type="float" office:value="0.361974548735533" calcext:value-type="float">
            <text:p>0.3619745487355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96)</text:p>
          </table:table-cell>
          <table:table-cell office:value-type="float" office:value="0.361743960051879" calcext:value-type="float">
            <text:p>0.3617439600518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190)</text:p>
          </table:table-cell>
          <table:table-cell office:value-type="float" office:value="0.35743879865737" calcext:value-type="float">
            <text:p>0.357438798657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200)</text:p>
          </table:table-cell>
          <table:table-cell office:value-type="float" office:value="0.348560130278463" calcext:value-type="float">
            <text:p>0.3485601302784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289)</text:p>
          </table:table-cell>
          <table:table-cell office:value-type="float" office:value="0.348482440887569" calcext:value-type="float">
            <text:p>0.3484824408875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192)</text:p>
          </table:table-cell>
          <table:table-cell office:value-type="float" office:value="0.348364384732045" calcext:value-type="float">
            <text:p>0.3483643847320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98)</text:p>
          </table:table-cell>
          <table:table-cell office:value-type="float" office:value="0.346243119616279" calcext:value-type="float">
            <text:p>0.3462431196162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193)</text:p>
          </table:table-cell>
          <table:table-cell office:value-type="float" office:value="0.343591927777626" calcext:value-type="float">
            <text:p>0.3435919277776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65)</text:p>
          </table:table-cell>
          <table:table-cell office:value-type="float" office:value="0.322869773238237" calcext:value-type="float">
            <text:p>0.322869773238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124)</text:p>
          </table:table-cell>
          <table:table-cell office:value-type="float" office:value="0.32248184700991" calcext:value-type="float">
            <text:p>0.322481847009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72)</text:p>
          </table:table-cell>
          <table:table-cell office:value-type="float" office:value="0.320326029561234" calcext:value-type="float">
            <text:p>0.3203260295612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68)</text:p>
          </table:table-cell>
          <table:table-cell office:value-type="float" office:value="0.320186979027821" calcext:value-type="float">
            <text:p>0.3201869790278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x_solve.c(196)</text:p>
          </table:table-cell>
          <table:table-cell office:value-type="float" office:value="0.319490191874737" calcext:value-type="float">
            <text:p>0.3194901918747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118)</text:p>
          </table:table-cell>
          <table:table-cell office:value-type="float" office:value="0.314857765813068" calcext:value-type="float">
            <text:p>0.3148577658130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52)</text:p>
          </table:table-cell>
          <table:table-cell office:value-type="float" office:value="0.312142207107804" calcext:value-type="float">
            <text:p>0.3121422071078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x_solve.c(119)</text:p>
          </table:table-cell>
          <table:table-cell office:value-type="float" office:value="0.311985585190245" calcext:value-type="float">
            <text:p>0.3119855851902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54)</text:p>
          </table:table-cell>
          <table:table-cell office:value-type="float" office:value="0.308937932968382" calcext:value-type="float">
            <text:p>0.3089379329683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tzetar.c(49)</text:p>
          </table:table-cell>
          <table:table-cell office:value-type="float" office:value="0.30446048873468" calcext:value-type="float">
            <text:p>0.304460488734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tzetar.c(51)</text:p>
          </table:table-cell>
          <table:table-cell office:value-type="float" office:value="0.30367506381264" calcext:value-type="float">
            <text:p>0.303675063812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tzetar.c(50)</text:p>
          </table:table-cell>
          <table:table-cell office:value-type="float" office:value="0.299537742964244" calcext:value-type="float">
            <text:p>0.2995377429642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53)</text:p>
          </table:table-cell>
          <table:table-cell office:value-type="float" office:value="0.294660949666786" calcext:value-type="float">
            <text:p>0.2946609496667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txinvr.c(48)</text:p>
          </table:table-cell>
          <table:table-cell office:value-type="float" office:value="0.283351535319478" calcext:value-type="float">
            <text:p>0.2833515353194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txinvr.c(50)</text:p>
          </table:table-cell>
          <table:table-cell office:value-type="float" office:value="0.282319676296802" calcext:value-type="float">
            <text:p>0.2823196762968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SP/src/rhs.c(191)</text:p>
          </table:table-cell>
          <table:table-cell office:value-type="float" office:value="0.28203661243676" calcext:value-type="float">
            <text:p>0.282036612436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18)</text:p>
          </table:table-cell>
          <table:table-cell office:value-type="float" office:value="0.281082630080239" calcext:value-type="float">
            <text:p>0.2810826300802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txinvr.c(49)</text:p>
          </table:table-cell>
          <table:table-cell office:value-type="float" office:value="0.27895967585339" calcext:value-type="float">
            <text:p>0.278959675853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17)</text:p>
          </table:table-cell>
          <table:table-cell office:value-type="float" office:value="0.26914956011618" calcext:value-type="float">
            <text:p>0.269149560116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68)</text:p>
          </table:table-cell>
          <table:table-cell office:value-type="float" office:value="0.257687129082088" calcext:value-type="float">
            <text:p>0.2576871290820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61)</text:p>
          </table:table-cell>
          <table:table-cell office:value-type="float" office:value="0.249900131884797" calcext:value-type="float">
            <text:p>0.2499001318847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40)</text:p>
          </table:table-cell>
          <table:table-cell office:value-type="float" office:value="0.24409264030227" calcext:value-type="float">
            <text:p>0.244092640302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ninvr.c(47)</text:p>
          </table:table-cell>
          <table:table-cell office:value-type="float" office:value="0.241185294989132" calcext:value-type="float">
            <text:p>0.2411852949891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pinvr.c(47)</text:p>
          </table:table-cell>
          <table:table-cell office:value-type="float" office:value="0.241184271783999" calcext:value-type="float">
            <text:p>0.241184271783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95)</text:p>
          </table:table-cell>
          <table:table-cell office:value-type="float" office:value="0.240357108198871" calcext:value-type="float">
            <text:p>0.2403571081988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ninvr.c(49)</text:p>
          </table:table-cell>
          <table:table-cell office:value-type="float" office:value="0.239253957538768" calcext:value-type="float">
            <text:p>0.2392539575387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pinvr.c(49)</text:p>
          </table:table-cell>
          <table:table-cell office:value-type="float" office:value="0.239250857915352" calcext:value-type="float">
            <text:p>0.2392508579153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61)</text:p>
          </table:table-cell>
          <table:table-cell office:value-type="float" office:value="0.23725330638064" calcext:value-type="float">
            <text:p>0.237253306380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36)</text:p>
          </table:table-cell>
          <table:table-cell office:value-type="float" office:value="0.236692482308692" calcext:value-type="float">
            <text:p>0.2366924823086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75)</text:p>
          </table:table-cell>
          <table:table-cell office:value-type="float" office:value="0.234846601594978" calcext:value-type="float">
            <text:p>0.2348466015949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ninvr.c(48)</text:p>
          </table:table-cell>
          <table:table-cell office:value-type="float" office:value="0.233666296777924" calcext:value-type="float">
            <text:p>0.2336662967779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pinvr.c(48)</text:p>
          </table:table-cell>
          <table:table-cell office:value-type="float" office:value="0.233653745302541" calcext:value-type="float">
            <text:p>0.2336537453025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55)</text:p>
          </table:table-cell>
          <table:table-cell office:value-type="float" office:value="0.228239020801729" calcext:value-type="float">
            <text:p>0.2282390208017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42)</text:p>
          </table:table-cell>
          <table:table-cell office:value-type="float" office:value="0.225238026463626" calcext:value-type="float">
            <text:p>0.2252380264636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51)</text:p>
          </table:table-cell>
          <table:table-cell office:value-type="float" office:value="0.22088207618922" calcext:value-type="float">
            <text:p>0.220882076189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76)</text:p>
          </table:table-cell>
          <table:table-cell office:value-type="float" office:value="0.217825503477296" calcext:value-type="float">
            <text:p>0.2178255034772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51)</text:p>
          </table:table-cell>
          <table:table-cell office:value-type="float" office:value="0.207662636457528" calcext:value-type="float">
            <text:p>0.2076626364575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56)</text:p>
          </table:table-cell>
          <table:table-cell office:value-type="float" office:value="0.205526416974613" calcext:value-type="float">
            <text:p>0.2055264169746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80)</text:p>
          </table:table-cell>
          <table:table-cell office:value-type="float" office:value="0.205318978614533" calcext:value-type="float">
            <text:p>0.2053189786145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57)</text:p>
          </table:table-cell>
          <table:table-cell office:value-type="float" office:value="0.204091732173683" calcext:value-type="float">
            <text:p>0.2040917321736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81)</text:p>
          </table:table-cell>
          <table:table-cell office:value-type="float" office:value="0.203887175800433" calcext:value-type="float">
            <text:p>0.2038871758004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58)</text:p>
          </table:table-cell>
          <table:table-cell office:value-type="float" office:value="0.20257741940685" calcext:value-type="float">
            <text:p>0.202577419406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98)</text:p>
          </table:table-cell>
          <table:table-cell office:value-type="float" office:value="0.201796405710471" calcext:value-type="float">
            <text:p>0.2017964057104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93)</text:p>
          </table:table-cell>
          <table:table-cell office:value-type="float" office:value="0.201230059920358" calcext:value-type="float">
            <text:p>0.2012300599203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93)</text:p>
          </table:table-cell>
          <table:table-cell office:value-type="float" office:value="0.201228016102788" calcext:value-type="float">
            <text:p>0.2012280161027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54)</text:p>
          </table:table-cell>
          <table:table-cell office:value-type="float" office:value="0.198038251323575" calcext:value-type="float">
            <text:p>0.1980382513235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82)</text:p>
          </table:table-cell>
          <table:table-cell office:value-type="float" office:value="0.197918751507729" calcext:value-type="float">
            <text:p>0.1979187515077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55)</text:p>
          </table:table-cell>
          <table:table-cell office:value-type="float" office:value="0.196651708281193" calcext:value-type="float">
            <text:p>0.1966517082811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51)</text:p>
          </table:table-cell>
          <table:table-cell office:value-type="float" office:value="0.190565065418612" calcext:value-type="float">
            <text:p>0.1905650654186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92)</text:p>
          </table:table-cell>
          <table:table-cell office:value-type="float" office:value="0.187913729906149" calcext:value-type="float">
            <text:p>0.1879137299061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add.c(46)</text:p>
          </table:table-cell>
          <table:table-cell office:value-type="float" office:value="0.184828030677087" calcext:value-type="float">
            <text:p>0.1848280306770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95)</text:p>
          </table:table-cell>
          <table:table-cell office:value-type="float" office:value="0.184827297884881" calcext:value-type="float">
            <text:p>0.1848272978848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add.c(47)</text:p>
          </table:table-cell>
          <table:table-cell office:value-type="float" office:value="0.183979593322037" calcext:value-type="float">
            <text:p>0.1839795933220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96)</text:p>
          </table:table-cell>
          <table:table-cell office:value-type="float" office:value="0.183234725901316" calcext:value-type="float">
            <text:p>0.1832347259013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79)</text:p>
          </table:table-cell>
          <table:table-cell office:value-type="float" office:value="0.181388995427003" calcext:value-type="float">
            <text:p>0.181388995427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add.c(48)</text:p>
          </table:table-cell>
          <table:table-cell office:value-type="float" office:value="0.181259240645817" calcext:value-type="float">
            <text:p>0.1812592406458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85)</text:p>
          </table:table-cell>
          <table:table-cell office:value-type="float" office:value="0.175826227285551" calcext:value-type="float">
            <text:p>0.1758262272855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97)</text:p>
          </table:table-cell>
          <table:table-cell office:value-type="float" office:value="0.175327041999368" calcext:value-type="float">
            <text:p>0.1753270419993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83)</text:p>
          </table:table-cell>
          <table:table-cell office:value-type="float" office:value="0.174822984891457" calcext:value-type="float">
            <text:p>0.1748229848914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73)</text:p>
          </table:table-cell>
          <table:table-cell office:value-type="float" office:value="0.173448971926757" calcext:value-type="float">
            <text:p>0.1734489719267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86)</text:p>
          </table:table-cell>
          <table:table-cell office:value-type="float" office:value="0.164714122688895" calcext:value-type="float">
            <text:p>0.1647141226888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52)</text:p>
          </table:table-cell>
          <table:table-cell office:value-type="float" office:value="0.156528674389928" calcext:value-type="float">
            <text:p>0.1565286743899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56)</text:p>
          </table:table-cell>
          <table:table-cell office:value-type="float" office:value="0.156528664716128" calcext:value-type="float">
            <text:p>0.1565286647161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59)</text:p>
          </table:table-cell>
          <table:table-cell office:value-type="float" office:value="0.15652857829043" calcext:value-type="float">
            <text:p>0.156528578290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add.c(49)</text:p>
          </table:table-cell>
          <table:table-cell office:value-type="float" office:value="0.144917928054692" calcext:value-type="float">
            <text:p>0.1449179280546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98)</text:p>
          </table:table-cell>
          <table:table-cell office:value-type="float" office:value="0.143205254034308" calcext:value-type="float">
            <text:p>0.1432052540343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72)</text:p>
          </table:table-cell>
          <table:table-cell office:value-type="float" office:value="0.137677911099781" calcext:value-type="float">
            <text:p>0.1376779110997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39)</text:p>
          </table:table-cell>
          <table:table-cell office:value-type="float" office:value="0.132158466715979" calcext:value-type="float">
            <text:p>0.1321584667159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43)</text:p>
          </table:table-cell>
          <table:table-cell office:value-type="float" office:value="0.132015840732592" calcext:value-type="float">
            <text:p>0.1320158407325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47)</text:p>
          </table:table-cell>
          <table:table-cell office:value-type="float" office:value="0.13201494730419" calcext:value-type="float">
            <text:p>0.132014947304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59)</text:p>
          </table:table-cell>
          <table:table-cell office:value-type="float" office:value="0.13091166984613" calcext:value-type="float">
            <text:p>0.130911669846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48)</text:p>
          </table:table-cell>
          <table:table-cell office:value-type="float" office:value="0.130910444415352" calcext:value-type="float">
            <text:p>0.1309104444153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52)</text:p>
          </table:table-cell>
          <table:table-cell office:value-type="float" office:value="0.130908744252397" calcext:value-type="float">
            <text:p>0.1309087442523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53)</text:p>
          </table:table-cell>
          <table:table-cell office:value-type="float" office:value="0.130908477633762" calcext:value-type="float">
            <text:p>0.1309084776337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57)</text:p>
          </table:table-cell>
          <table:table-cell office:value-type="float" office:value="0.130908447461863" calcext:value-type="float">
            <text:p>0.1309084474618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45)</text:p>
          </table:table-cell>
          <table:table-cell office:value-type="float" office:value="0.128564079532912" calcext:value-type="float">
            <text:p>0.1285640795329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49)</text:p>
          </table:table-cell>
          <table:table-cell office:value-type="float" office:value="0.115311219829668" calcext:value-type="float">
            <text:p>0.1153112198296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54)</text:p>
          </table:table-cell>
          <table:table-cell office:value-type="float" office:value="0.114329361163565" calcext:value-type="float">
            <text:p>0.1143293611635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68)</text:p>
          </table:table-cell>
          <table:table-cell office:value-type="float" office:value="0.105347477752523" calcext:value-type="float">
            <text:p>0.1053474777525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65)</text:p>
          </table:table-cell>
          <table:table-cell office:value-type="float" office:value="0.0917099937634239" calcext:value-type="float">
            <text:p>0.0917099937634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74)</text:p>
          </table:table-cell>
          <table:table-cell office:value-type="float" office:value="0.0912610142908839" calcext:value-type="float">
            <text:p>0.0912610142908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72)</text:p>
          </table:table-cell>
          <table:table-cell office:value-type="float" office:value="0.0886414968190737" calcext:value-type="float">
            <text:p>0.0886414968190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29)</text:p>
          </table:table-cell>
          <table:table-cell office:value-type="float" office:value="0.0874620327018609" calcext:value-type="float">
            <text:p>0.0874620327018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25)</text:p>
          </table:table-cell>
          <table:table-cell office:value-type="float" office:value="0.0869179281194064" calcext:value-type="float">
            <text:p>0.0869179281194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97)</text:p>
          </table:table-cell>
          <table:table-cell office:value-type="float" office:value="0.0777927315089134" calcext:value-type="float">
            <text:p>0.0777927315089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39)</text:p>
          </table:table-cell>
          <table:table-cell office:value-type="float" office:value="0.0727078951848377" calcext:value-type="float">
            <text:p>0.0727078951848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66)</text:p>
          </table:table-cell>
          <table:table-cell office:value-type="float" office:value="0.0588247829376428" calcext:value-type="float">
            <text:p>0.0588247829376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62)</text:p>
          </table:table-cell>
          <table:table-cell office:value-type="float" office:value="0.0419547544301814" calcext:value-type="float">
            <text:p>0.0419547544301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41)</text:p>
          </table:table-cell>
          <table:table-cell office:value-type="float" office:value="0.0391069990971816" calcext:value-type="float">
            <text:p>0.0391069990971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62)</text:p>
          </table:table-cell>
          <table:table-cell office:value-type="float" office:value="0.0262098671621598" calcext:value-type="float">
            <text:p>0.026209867162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74)</text:p>
          </table:table-cell>
          <table:table-cell office:value-type="float" office:value="0.0155339010285394" calcext:value-type="float">
            <text:p>0.0155339010285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76)</text:p>
          </table:table-cell>
          <table:table-cell office:value-type="float" office:value="0.00865775486246654" calcext:value-type="float">
            <text:p>0.008657754862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4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5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solution.c(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3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4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5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8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0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0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7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8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8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4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3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4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7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9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22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23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2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30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3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9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6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9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8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MG-runtime" table:style-name="ta1">
        <table:table-column table:style-name="co26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64)</text:p>
          </table:table-cell>
          <table:table-cell office:value-type="float" office:value="0.416" calcext:value-type="float">
            <text:p>0.4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565)</text:p>
          </table:table-cell>
          <table:table-cell office:value-type="float" office:value="0.416" calcext:value-type="float">
            <text:p>0.4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501)</text:p>
          </table:table-cell>
          <table:table-cell office:value-type="float" office:value="0.208" calcext:value-type="float">
            <text:p>0.2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502)</text:p>
          </table:table-cell>
          <table:table-cell office:value-type="float" office:value="0.208" calcext:value-type="float">
            <text:p>0.2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878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877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712)</text:p>
          </table:table-cell>
          <table:table-cell office:value-type="float" office:value="0.062" calcext:value-type="float">
            <text:p>0.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713)</text:p>
          </table:table-cell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MG/src/mg.c(1294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95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25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37)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58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59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40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0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3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6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9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9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1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6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4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4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4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5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25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2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5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7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41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43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44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0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6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64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6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65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1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7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7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8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0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0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0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1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1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2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MG-product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565)</text:p>
          </table:table-cell>
          <table:table-cell office:value-type="float" office:value="0.687580844990646" calcext:value-type="float">
            <text:p>0.6875808449906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502)</text:p>
          </table:table-cell>
          <table:table-cell office:value-type="float" office:value="0.546802438530944" calcext:value-type="float">
            <text:p>0.5468024385309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501)</text:p>
          </table:table-cell>
          <table:table-cell office:value-type="float" office:value="0.52711663483416" calcext:value-type="float">
            <text:p>0.527116634834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713)</text:p>
          </table:table-cell>
          <table:table-cell office:value-type="float" office:value="0.365390712525478" calcext:value-type="float">
            <text:p>0.3653907125254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1295)</text:p>
          </table:table-cell>
          <table:table-cell office:value-type="float" office:value="0.287846214177339" calcext:value-type="float">
            <text:p>0.2878462141773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1294)</text:p>
          </table:table-cell>
          <table:table-cell office:value-type="float" office:value="0.286594096422612" calcext:value-type="float">
            <text:p>0.2865940964226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564)</text:p>
          </table:table-cell>
          <table:table-cell office:value-type="float" office:value="0.260589593058777" calcext:value-type="float">
            <text:p>0.2605895930587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925)</text:p>
          </table:table-cell>
          <table:table-cell office:value-type="float" office:value="0.176781401789855" calcext:value-type="float">
            <text:p>0.1767814017898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MG/src/mg.c(877)</text:p>
          </table:table-cell>
          <table:table-cell office:value-type="float" office:value="0.176456546035569" calcext:value-type="float">
            <text:p>0.1764565460355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59)</text:p>
          </table:table-cell>
          <table:table-cell office:value-type="float" office:value="0.16658149936234" calcext:value-type="float">
            <text:p>0.166581499362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58)</text:p>
          </table:table-cell>
          <table:table-cell office:value-type="float" office:value="0.165920578333977" calcext:value-type="float">
            <text:p>0.1659205783339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12)</text:p>
          </table:table-cell>
          <table:table-cell office:value-type="float" office:value="0.101536372650861" calcext:value-type="float">
            <text:p>0.1015363726508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40)</text:p>
          </table:table-cell>
          <table:table-cell office:value-type="float" office:value="0.092413955971874" calcext:value-type="float">
            <text:p>0.0924139559718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78)</text:p>
          </table:table-cell>
          <table:table-cell office:value-type="float" office:value="0.042644128443967" calcext:value-type="float">
            <text:p>0.0426441284439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37)</text:p>
          </table:table-cell>
          <table:table-cell office:value-type="float" office:value="0.0140008539273251" calcext:value-type="float">
            <text:p>0.0140008539273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MG/src/mg.c(10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0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3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6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9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9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1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6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4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4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4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5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25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2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5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7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41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43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44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0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6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64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6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65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1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7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7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8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0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0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0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1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1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2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UA-runtime" table:style-name="ta1">
        <table:table-column table:style-name="co2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para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445" calcext:value-type="float">
            <text:p>0.4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165" calcext:value-type="float">
            <text:p>0.1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121" calcext:value-type="float">
            <text:p>0.1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111" calcext:value-type="float">
            <text:p>0.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37" calcext:value-type="float">
            <text:p>0.0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023" calcext:value-type="float">
            <text:p>0.0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78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52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51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37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73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26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1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09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8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81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41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55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68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97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25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26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5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10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16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26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05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28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07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58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17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0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2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9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0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3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3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4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3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4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1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1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3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1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4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5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60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63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7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74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7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79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80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81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82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0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1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5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3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3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3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39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5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6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9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7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1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7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8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8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83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87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1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1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1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1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7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7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7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8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4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4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6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9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0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1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7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2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9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5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6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9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0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7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7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7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7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0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2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4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1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2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3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4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3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6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8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9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4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4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1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5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5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4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9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1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4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4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0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1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7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9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0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1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2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9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9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28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2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28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1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4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5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44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45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1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3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4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4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7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3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3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3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UA-product" table:style-name="ta1">
        <table:table-column table:style-name="co2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446651951567395" calcext:value-type="float">
            <text:p>0.4466519515673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408682060590557" calcext:value-type="float">
            <text:p>0.4086820605905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243626797511741" calcext:value-type="float">
            <text:p>0.2436267975117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235781631292495" calcext:value-type="float">
            <text:p>0.2357816312924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192247445386268" calcext:value-type="float">
            <text:p>0.1922474453862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187413016107784" calcext:value-type="float">
            <text:p>0.1874130161077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170491574441052" calcext:value-type="float">
            <text:p>0.1704915744410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17040189998002" calcext:value-type="float">
            <text:p>0.17040189998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168799595102085" calcext:value-type="float">
            <text:p>0.1687995951020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15689610774255" calcext:value-type="float">
            <text:p>0.15689610774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156511150587175" calcext:value-type="float">
            <text:p>0.1565111505871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156333014063202" calcext:value-type="float">
            <text:p>0.1563330140632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154942424393585" calcext:value-type="float">
            <text:p>0.1549424243935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15101049135052" calcext:value-type="float">
            <text:p>0.151010491350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146606782244041" calcext:value-type="float">
            <text:p>0.1466067822440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146440382438449" calcext:value-type="float">
            <text:p>0.1464403824384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146399442029864" calcext:value-type="float">
            <text:p>0.1463994420298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14628747411366" calcext:value-type="float">
            <text:p>0.146287474113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146273963408872" calcext:value-type="float">
            <text:p>0.1462739634088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14462901299377" calcext:value-type="float">
            <text:p>0.144629012993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136190589009234" calcext:value-type="float">
            <text:p>0.1361905890092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133773508416324" calcext:value-type="float">
            <text:p>0.1337735084163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132522419882813" calcext:value-type="float">
            <text:p>0.1325224198828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131769420305811" calcext:value-type="float">
            <text:p>0.1317694203058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131576272304347" calcext:value-type="float">
            <text:p>0.1315762723043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130670320443359" calcext:value-type="float">
            <text:p>0.1306703204433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125938377817217" calcext:value-type="float">
            <text:p>0.1259383778172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125345003286495" calcext:value-type="float">
            <text:p>0.1253450032864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12498165031244" calcext:value-type="float">
            <text:p>0.124981650312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124885283767571" calcext:value-type="float">
            <text:p>0.1248852837675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123213074092167" calcext:value-type="float">
            <text:p>0.123213074092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112346218617041" calcext:value-type="float">
            <text:p>0.1123462186170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110581683302001" calcext:value-type="float">
            <text:p>0.110581683302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109203827365855" calcext:value-type="float">
            <text:p>0.1092038273658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109001131064044" calcext:value-type="float">
            <text:p>0.1090011310640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108842132096385" calcext:value-type="float">
            <text:p>0.1088421320963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105399459071756" calcext:value-type="float">
            <text:p>0.1053994590717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955706412354112" calcext:value-type="float">
            <text:p>0.0955706412354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922560216718146" calcext:value-type="float">
            <text:p>0.0922560216718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920150228089312" calcext:value-type="float">
            <text:p>0.0920150228089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920150164346083" calcext:value-type="float">
            <text:p>0.0920150164346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917031654242556" calcext:value-type="float">
            <text:p>0.0917031654242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899633187714223" calcext:value-type="float">
            <text:p>0.0899633187714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899629771273185" calcext:value-type="float">
            <text:p>0.0899629771273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899629275639924" calcext:value-type="float">
            <text:p>0.0899629275639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895702939881024" calcext:value-type="float">
            <text:p>0.0895702939881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895305410648925" calcext:value-type="float">
            <text:p>0.0895305410648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895280451215374" calcext:value-type="float">
            <text:p>0.0895280451215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888298307240771" calcext:value-type="float">
            <text:p>0.0888298307240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888296953965795" calcext:value-type="float">
            <text:p>0.088829695396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888296584962878" calcext:value-type="float">
            <text:p>0.0888296584962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88829330502673" calcext:value-type="float">
            <text:p>0.0888293305026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888292983535358" calcext:value-type="float">
            <text:p>0.0888292983535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888292964409646" calcext:value-type="float">
            <text:p>0.0888292964409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888292768759992" calcext:value-type="float">
            <text:p>0.088829276875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888292662184251" calcext:value-type="float">
            <text:p>0.0888292662184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888292317424716" calcext:value-type="float">
            <text:p>0.0888292317424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850347032777358" calcext:value-type="float">
            <text:p>0.0850347032777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817988103826209" calcext:value-type="float">
            <text:p>0.0817988103826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810551436712197" calcext:value-type="float">
            <text:p>0.081055143671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791258331542305" calcext:value-type="float">
            <text:p>0.0791258331542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785674397178103" calcext:value-type="float">
            <text:p>0.078567439717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771140733614934" calcext:value-type="float">
            <text:p>0.0771140733614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771140733614934" calcext:value-type="float">
            <text:p>0.0771140733614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73)</text:p>
          </table:table-cell>
          <table:table-cell office:value-type="float" office:value="0.0677524343719812" calcext:value-type="float">
            <text:p>0.0677524343719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17)</text:p>
          </table:table-cell>
          <table:table-cell office:value-type="float" office:value="0.0601782517627705" calcext:value-type="float">
            <text:p>0.0601782517627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58)</text:p>
          </table:table-cell>
          <table:table-cell office:value-type="float" office:value="0.0601686085455802" calcext:value-type="float">
            <text:p>0.060168608545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07)</text:p>
          </table:table-cell>
          <table:table-cell office:value-type="float" office:value="0.0593880033254859" calcext:value-type="float">
            <text:p>0.0593880033254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28)</text:p>
          </table:table-cell>
          <table:table-cell office:value-type="float" office:value="0.059372178996314" calcext:value-type="float">
            <text:p>0.0593721789963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541722731575543" calcext:value-type="float">
            <text:p>0.0541722731575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520869384456775" calcext:value-type="float">
            <text:p>0.0520869384456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468563713822032" calcext:value-type="float">
            <text:p>0.0468563713822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468048149731359" calcext:value-type="float">
            <text:p>0.0468048149731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461966725722815" calcext:value-type="float">
            <text:p>0.0461966725722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440641574230444" calcext:value-type="float">
            <text:p>0.0440641574230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433910453636644" calcext:value-type="float">
            <text:p>0.0433910453636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429009290764249" calcext:value-type="float">
            <text:p>0.0429009290764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419761961887748" calcext:value-type="float">
            <text:p>0.0419761961887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419761961862594" calcext:value-type="float">
            <text:p>0.0419761961862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409755904300036" calcext:value-type="float">
            <text:p>0.040975590430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05)</text:p>
          </table:table-cell>
          <table:table-cell office:value-type="float" office:value="0.0378118247901665" calcext:value-type="float">
            <text:p>0.037811824790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26)</text:p>
          </table:table-cell>
          <table:table-cell office:value-type="float" office:value="0.0378109478406801" calcext:value-type="float">
            <text:p>0.037810947840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374664985764886" calcext:value-type="float">
            <text:p>0.0374664985764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16)</text:p>
          </table:table-cell>
          <table:table-cell office:value-type="float" office:value="0.0374313339282719" calcext:value-type="float">
            <text:p>0.0374313339282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363428018563568" calcext:value-type="float">
            <text:p>0.0363428018563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350996225695343" calcext:value-type="float">
            <text:p>0.0350996225695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348720050590036" calcext:value-type="float">
            <text:p>0.034872005059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103)</text:p>
          </table:table-cell>
          <table:table-cell office:value-type="float" office:value="0.0334237425659376" calcext:value-type="float">
            <text:p>0.0334237425659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324416778013913" calcext:value-type="float">
            <text:p>0.0324416778013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37)</text:p>
          </table:table-cell>
          <table:table-cell office:value-type="float" office:value="0.0323502294055872" calcext:value-type="float">
            <text:p>0.0323502294055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50)</text:p>
          </table:table-cell>
          <table:table-cell office:value-type="float" office:value="0.0317441914611209" calcext:value-type="float">
            <text:p>0.0317441914611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51)</text:p>
          </table:table-cell>
          <table:table-cell office:value-type="float" office:value="0.0317251072819152" calcext:value-type="float">
            <text:p>0.0317251072819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312952171885228" calcext:value-type="float">
            <text:p>0.0312952171885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26)</text:p>
          </table:table-cell>
          <table:table-cell office:value-type="float" office:value="0.0286160498482906" calcext:value-type="float">
            <text:p>0.0286160498482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25)</text:p>
          </table:table-cell>
          <table:table-cell office:value-type="float" office:value="0.026105400988911" calcext:value-type="float">
            <text:p>0.0261054009889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97)</text:p>
          </table:table-cell>
          <table:table-cell office:value-type="float" office:value="0.0254249356929835" calcext:value-type="float">
            <text:p>0.0254249356929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68)</text:p>
          </table:table-cell>
          <table:table-cell office:value-type="float" office:value="0.0254162588836085" calcext:value-type="float">
            <text:p>0.0254162588836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55)</text:p>
          </table:table-cell>
          <table:table-cell office:value-type="float" office:value="0.0254161575519907" calcext:value-type="float">
            <text:p>0.0254161575519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41)</text:p>
          </table:table-cell>
          <table:table-cell office:value-type="float" office:value="0.0238680857871455" calcext:value-type="float">
            <text:p>0.0238680857871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238540426785011" calcext:value-type="float">
            <text:p>0.0238540426785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215609608057634" calcext:value-type="float">
            <text:p>0.0215609608057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52)</text:p>
          </table:table-cell>
          <table:table-cell office:value-type="float" office:value="0.0213163425989736" calcext:value-type="float">
            <text:p>0.0213163425989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18892870351346" calcext:value-type="float">
            <text:p>0.0188928703513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81)</text:p>
          </table:table-cell>
          <table:table-cell office:value-type="float" office:value="0.0155774733466561" calcext:value-type="float">
            <text:p>0.0155774733466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10)</text:p>
          </table:table-cell>
          <table:table-cell office:value-type="float" office:value="0.0155766402255486" calcext:value-type="float">
            <text:p>0.0155766402255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142633419652925" calcext:value-type="float">
            <text:p>0.0142633419652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80)</text:p>
          </table:table-cell>
          <table:table-cell office:value-type="float" office:value="0.0140341929243134" calcext:value-type="float">
            <text:p>0.0140341929243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09)</text:p>
          </table:table-cell>
          <table:table-cell office:value-type="float" office:value="0.0140338904612544" calcext:value-type="float">
            <text:p>0.0140338904612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13)</text:p>
          </table:table-cell>
          <table:table-cell office:value-type="float" office:value="0.0139490850331041" calcext:value-type="float">
            <text:p>0.0139490850331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136318166674591" calcext:value-type="float">
            <text:p>0.0136318166674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26)</text:p>
          </table:table-cell>
          <table:table-cell office:value-type="float" office:value="0.0132403785427723" calcext:value-type="float">
            <text:p>0.0132403785427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122497109408045" calcext:value-type="float">
            <text:p>0.0122497109408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122006134724479" calcext:value-type="float">
            <text:p>0.0122006134724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78)</text:p>
          </table:table-cell>
          <table:table-cell office:value-type="float" office:value="0.011097773744574" calcext:value-type="float">
            <text:p>0.0110977737445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0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2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9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0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3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3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4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3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4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1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1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3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1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4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5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60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63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7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74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7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79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80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81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82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0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1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5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3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3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3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39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5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6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9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7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1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7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8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8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83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87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1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1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1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1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7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7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7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8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4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4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6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9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0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1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7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2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9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5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6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9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0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7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7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7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7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0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2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4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1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2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3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4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3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6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8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9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4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4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1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5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5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4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9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1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4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4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0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1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7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9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0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1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2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9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9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28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2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28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1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4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5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44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45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1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3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4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4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7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3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3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3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  <table:database-ranges>
        <table:database-range table:name="__Anonymous_Sheet_DB__3" table:target-range-address="'BT-runtime'.A2:'BT-runtime'.C18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BT-product'.A1:'BT-product'.C104857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5" table:target-range-address="'CG-runtime'.A2:'CG-runtime'.C4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6" table:target-range-address="'CG-product'.A2:'CG-product'.C4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7" table:target-range-address="'FT-runtime'.A2:'FT-runtime'.C4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8" table:target-range-address="'FT-product'.A2:'FT-product'.C4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9" table:target-range-address="'IS-runtime'.A2:'IS-runtime'.D2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0" table:target-range-address="'IS-product'.A2:'IS-product'.C22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1" table:target-range-address="'LU-runtime'.A2:'LU-runtime'.C193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2" table:target-range-address="'LU-product'.A2:'LU-product'.C104857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3" table:target-range-address="'SP-runtime'.A2:'SP-runtime'.D104857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4" table:target-range-address="'SP-product'.A2:'SP-product'.C104857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5" table:target-range-address="'MG-runtime'.A2:'MG-runtime'.C83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6" table:target-range-address="'MG-product'.A2:'MG-product'.D104857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7" table:target-range-address="'UA-runtime'.A2:'UA-runtime'.C485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8" table:target-range-address="'UA-product'.A2:'UA-product'.D48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 style:data-style-name="N2" text:time-value="10:13:42.0895111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21:14:36.047447079</meta:creation-date>
    <dc:date>2019-03-25T10:54:03.668334593</dc:date>
    <meta:editing-duration>P6DT2H34M3S</meta:editing-duration>
    <meta:editing-cycles>146</meta:editing-cycles>
    <meta:generator>LibreOffice/6.1.4.2$Linux_X86_64 LibreOffice_project/10$Build-2</meta:generator>
    <meta:document-statistic meta:table-count="19" meta:cell-count="872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0cm" svg:y="0cm" chart:style-name="ch2">
          <text:p/>
        </chart:subtitle>
        <chart:legend chart:legend-position="end" svg:x="13.518cm" svg:y="3.952cm" style:legend-expansion="high" chart:style-name="ch3"/>
        <chart:plot-area chart:style-name="ch4" table:cell-range-address="'first-K-plot'.G3:'first-K-plot'.N3 'first-K-plot'.G52:'first-K-plot'.N53" svg:x="0.32cm" svg:y="0.18cm" svg:width="12.878cm" svg:height="8.64cm">
          <chartooo:coordinate-region svg:x="1.788cm" svg:y="0.379cm" svg:width="11.038cm" svg:height="7.79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irst-K-plot'.G52:'first-K-plot'.N52" chart:class="chart:scatter">
            <chart:domain table:cell-range-address="'first-K-plot'.G3:'first-K-plot'.N3"/>
            <chart:data-point chart:repeated="8"/>
          </chart:series>
          <chart:series chart:style-name="ch9" chart:values-cell-range-address="'first-K-plot'.G53:'first-K-plot'.N53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first-K-plot'.G3:'first-K-plot'.N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178.752">
                <text:p>178.752</text:p>
                <draw:g>
                  <svg:desc>'first-K-plot'.G52:'first-K-plot'.N52</svg:desc>
                </draw:g>
              </table:table-cell>
              <table:table-cell office:value-type="float" office:value="170.043">
                <text:p>170.043</text:p>
              </table:table-cell>
              <table:table-cell office:value-type="float" office:value="434.588">
                <text:p>434.588</text:p>
              </table:table-cell>
              <table:table-cell office:value-type="float" office:value="174.438">
                <text:p>174.438</text:p>
              </table:table-cell>
              <table:table-cell office:value-type="float" office:value="174.438">
                <text:p>174.438</text:p>
              </table:table-cell>
              <table:table-cell office:value-type="float" office:value="174.438">
                <text:p>174.438</text:p>
              </table:table-cell>
              <table:table-cell office:value-type="float" office:value="84.346">
                <text:p>84.346</text:p>
              </table:table-cell>
              <table:table-cell office:value-type="float" office:value="79.498">
                <text:p>79.498</text:p>
              </table:table-cell>
            </table:table-row>
            <table:table-row>
              <table:table-cell office:value-type="string">
                <text:p>Row 53</text:p>
                <draw:g>
                  <svg:desc/>
                </draw:g>
              </table:table-cell>
              <table:table-cell office:value-type="float" office:value="983.381">
                <text:p>983.381</text:p>
                <draw:g>
                  <svg:desc>'first-K-plot'.G53:'first-K-plot'.N53</svg:desc>
                </draw:g>
              </table:table-cell>
              <table:table-cell office:value-type="float" office:value="90.83">
                <text:p>90.83</text:p>
              </table:table-cell>
              <table:table-cell office:value-type="float" office:value="87.661">
                <text:p>87.661</text:p>
              </table:table-cell>
              <table:table-cell office:value-type="float" office:value="78.05">
                <text:p>78.05</text:p>
              </table:table-cell>
              <table:table-cell office:value-type="float" office:value="79.995">
                <text:p>79.995</text:p>
              </table:table-cell>
              <table:table-cell office:value-type="float" office:value="78.815">
                <text:p>78.815</text:p>
              </table:table-cell>
              <table:table-cell office:value-type="float" office:value="78.815">
                <text:p>78.815</text:p>
              </table:table-cell>
              <table:table-cell office:value-type="float" office:value="78.815">
                <text:p>78.8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2cm" xlink:href=".." xlink:type="simple" chart:class="chart:line" chart:style-name="ch1">
        <chart:subtitle svg:x="0cm" svg:y="0cm" chart:style-name="ch2">
          <text:p/>
        </chart:subtitle>
        <chart:legend chart:legend-position="end" svg:x="13.516cm" svg:y="3.948cm" style:legend-expansion="high" chart:style-name="ch3"/>
        <chart:plot-area chart:style-name="ch4" table:cell-range-address="'first-K-plot'.G3:'first-K-plot'.N3 'first-K-plot'.G24:'first-K-plot'.N25" chart:data-source-has-labels="row" svg:x="0.319cm" svg:y="0.179cm" svg:width="12.878cm" svg:height="8.634cm">
          <chartooo:coordinate-region svg:x="1.602cm" svg:y="0.378cm" svg:width="11.408cm" svg:height="7.788cm"/>
          <chart:axis chart:dimension="x" chart:name="primary-x" chart:style-name="ch5" chartooo:axis-type="auto">
            <chartooo:date-scale/>
            <chart:categories table:cell-range-address="'first-K-plot'.G3:'first-K-plot'.N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rst-K-plot'.G24:'first-K-plot'.N24" chart:class="chart:line">
            <chart:data-point chart:repeated="8"/>
          </chart:series>
          <chart:series chart:style-name="ch9" chart:values-cell-range-address="'first-K-plot'.G25:'first-K-plot'.N25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first-K-plot'.G3:'first-K-plot'.N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36.8096666666667">
                <text:p>36.8096666666667</text:p>
                <draw:g>
                  <svg:desc>'first-K-plot'.G24:'first-K-plot'.N24</svg:desc>
                </draw:g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9.562">
                <text:p>19.562</text:p>
              </table:table-cell>
              <table:table-cell office:value-type="float" office:value="19.562">
                <text:p>19.562</text:p>
              </table:table-cell>
              <table:table-cell office:value-type="float" office:value="17.67">
                <text:p>17.67</text:p>
              </table:table-cell>
              <table:table-cell office:value-type="float" office:value="17.67">
                <text:p>17.67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36.8096666666667">
                <text:p>36.8096666666667</text:p>
                <draw:g>
                  <svg:desc>'first-K-plot'.G25:'first-K-plot'.N25</svg:desc>
                </draw:g>
              </table:table-cell>
              <table:table-cell office:value-type="float" office:value="28.214">
                <text:p>28.214</text:p>
              </table:table-cell>
              <table:table-cell office:value-type="float" office:value="21.403">
                <text:p>21.403</text:p>
              </table:table-cell>
              <table:table-cell office:value-type="float" office:value="14.59">
                <text:p>14.59</text:p>
              </table:table-cell>
              <table:table-cell office:value-type="float" office:value="15.451">
                <text:p>15.451</text:p>
              </table:table-cell>
              <table:table-cell office:value-type="float" office:value="12.865">
                <text:p>12.865</text:p>
              </table:table-cell>
              <table:table-cell office:value-type="float" office:value="12.865">
                <text:p>12.865</text:p>
              </table:table-cell>
              <table:table-cell office:value-type="float" office:value="12.265">
                <text:p>12.2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1cm" xlink:href=".." xlink:type="simple" chart:class="chart:scatter" chart:row-mapping="0 1" chart:style-name="ch1">
        <chart:subtitle svg:x="0cm" svg:y="0cm" chart:style-name="ch2">
          <text:p/>
        </chart:subtitle>
        <chart:legend chart:legend-position="end" svg:x="13.516cm" svg:y="3.947cm" style:legend-expansion="high" chart:style-name="ch3"/>
        <chart:plot-area chart:style-name="ch4" table:cell-range-address="'first-K-plot'.G3:'first-K-plot'.N3 'first-K-plot'.G40:'first-K-plot'.N41" chart:data-source-has-labels="row" svg:x="0.319cm" svg:y="0.179cm" svg:width="12.878cm" svg:height="8.633cm">
          <chartooo:coordinate-region svg:x="1.417cm" svg:y="0.378cm" svg:width="11.594cm" svg:height="7.787cm"/>
          <chart:axis chart:dimension="x" chart:name="primary-x" chart:style-name="ch5" chartooo:axis-type="auto">
            <chart:categories table:cell-range-address="'first-K-plot'.G3:'first-K-plot'.N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rst-K-plot'.G40:'first-K-plot'.N40" chart:class="chart:scatter">
            <chart:domain table:cell-range-address="'first-K-plot'.G3:'first-K-plot'.N3"/>
            <chart:data-point chart:repeated="8"/>
          </chart:series>
          <chart:series chart:style-name="ch9" chart:values-cell-range-address="'first-K-plot'.G41:'first-K-plot'.N41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first-K-plot'.G3:'first-K-plot'.N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first-K-plot'.G3:'first-K-plot'.N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3.926">
                <text:p>3.926</text:p>
                <draw:g>
                  <svg:desc>'first-K-plot'.G40:'first-K-plot'.N40</svg:desc>
                </draw:g>
              </table:table-cell>
              <table:table-cell office:value-type="float" office:value="4.046">
                <text:p>4.046</text:p>
              </table:table-cell>
              <table:table-cell office:value-type="float" office:value="3.769">
                <text:p>3.769</text:p>
              </table:table-cell>
              <table:table-cell office:value-type="float" office:value="3.769">
                <text:p>3.769</text:p>
              </table:table-cell>
              <table:table-cell office:value-type="float" office:value="3.939">
                <text:p>3.939</text:p>
              </table:table-cell>
              <table:table-cell office:value-type="float" office:value="3.775">
                <text:p>3.775</text:p>
              </table:table-cell>
              <table:table-cell office:value-type="float" office:value="3.877">
                <text:p>3.877</text:p>
              </table:table-cell>
              <table:table-cell office:value-type="float" office:value="3.877">
                <text:p>3.877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3.892">
                <text:p>3.892</text:p>
                <draw:g>
                  <svg:desc>'first-K-plot'.G41:'first-K-plot'.N41</svg:desc>
                </draw:g>
              </table:table-cell>
              <table:table-cell office:value-type="float" office:value="3.892">
                <text:p>3.892</text:p>
              </table:table-cell>
              <table:table-cell office:value-type="float" office:value="3.954">
                <text:p>3.954</text:p>
              </table:table-cell>
              <table:table-cell office:value-type="float" office:value="3.91">
                <text:p>3.91</text:p>
              </table:table-cell>
              <table:table-cell office:value-type="float" office:value="3.945">
                <text:p>3.945</text:p>
              </table:table-cell>
              <table:table-cell office:value-type="float" office:value="3.769">
                <text:p>3.769</text:p>
              </table:table-cell>
              <table:table-cell office:value-type="float" office:value="3.769">
                <text:p>3.769</text:p>
              </table:table-cell>
              <table:table-cell office:value-type="float" office:value="3.777">
                <text:p>3.7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1cm" xlink:href=".." xlink:type="simple" chart:class="chart:line" chart:style-name="ch1">
        <chart:subtitle svg:x="0cm" svg:y="0cm" chart:style-name="ch2">
          <text:p/>
        </chart:subtitle>
        <chart:legend chart:legend-position="end" svg:x="13.516cm" svg:y="3.947cm" style:legend-expansion="high" chart:style-name="ch3"/>
        <chart:plot-area chart:style-name="ch4" table:cell-range-address="'first-K-plot'.G3:'first-K-plot'.N3 'first-K-plot'.G46:'first-K-plot'.N47" chart:data-source-has-labels="row" svg:x="0.319cm" svg:y="0.179cm" svg:width="12.878cm" svg:height="8.633cm">
          <chartooo:coordinate-region svg:x="1.602cm" svg:y="0.379cm" svg:width="11.408cm" svg:height="7.786cm"/>
          <chart:axis chart:dimension="x" chart:name="primary-x" chart:style-name="ch5" chartooo:axis-type="auto">
            <chartooo:date-scale/>
            <chart:categories table:cell-range-address="'first-K-plot'.G3:'first-K-plot'.N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rst-K-plot'.G46:'first-K-plot'.N46" chart:class="chart:line">
            <chart:data-point chart:repeated="8"/>
          </chart:series>
          <chart:series chart:style-name="ch9" chart:values-cell-range-address="'first-K-plot'.G47:'first-K-plot'.N47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first-K-plot'.G3:'first-K-plot'.N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73.672">
                <text:p>73.672</text:p>
                <draw:g>
                  <svg:desc>'first-K-plot'.G46:'first-K-plot'.N46</svg:desc>
                </draw:g>
              </table:table-cell>
              <table:table-cell office:value-type="float" office:value="69.632">
                <text:p>69.632</text:p>
              </table:table-cell>
              <table:table-cell office:value-type="float" office:value="54.069">
                <text:p>54.069</text:p>
              </table:table-cell>
              <table:table-cell office:value-type="float" office:value="54.069">
                <text:p>54.069</text:p>
              </table:table-cell>
              <table:table-cell office:value-type="float" office:value="55.701">
                <text:p>55.701</text:p>
              </table:table-cell>
              <table:table-cell office:value-type="float" office:value="55.489">
                <text:p>55.489</text:p>
              </table:table-cell>
              <table:table-cell office:value-type="float" office:value="56.187">
                <text:p>56.187</text:p>
              </table:table-cell>
              <table:table-cell office:value-type="float" office:value="55.701">
                <text:p>55.701</text:p>
              </table:table-cell>
            </table:table-row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73.672">
                <text:p>73.672</text:p>
                <draw:g>
                  <svg:desc>'first-K-plot'.G47:'first-K-plot'.N47</svg:desc>
                </draw:g>
              </table:table-cell>
              <table:table-cell office:value-type="float" office:value="69.632">
                <text:p>69.632</text:p>
              </table:table-cell>
              <table:table-cell office:value-type="float" office:value="54.069">
                <text:p>54.069</text:p>
              </table:table-cell>
              <table:table-cell office:value-type="float" office:value="56.107">
                <text:p>56.107</text:p>
              </table:table-cell>
              <table:table-cell office:value-type="float" office:value="57.728">
                <text:p>57.728</text:p>
              </table:table-cell>
              <table:table-cell office:value-type="float" office:value="57.728">
                <text:p>57.728</text:p>
              </table:table-cell>
              <table:table-cell office:value-type="float" office:value="57.86">
                <text:p>57.86</text:p>
              </table:table-cell>
              <table:table-cell office:value-type="float" office:value="57.86">
                <text:p>57.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